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66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2.143cm"/>
    </style:style>
    <style:style style:name="co9" style:family="table-column">
      <style:table-column-properties fo:break-before="auto" style:column-width="2.371cm"/>
    </style:style>
    <style:style style:name="co10" style:family="table-column">
      <style:table-column-properties fo:break-before="auto" style:column-width="2.63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108">
      <style:table-cell-properties style:text-align-source="fix" style:repeat-content="false" fo:border="0.002cm solid #000000"/>
      <style:paragraph-properties fo:text-align="end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 style:data-style-name="N1">
      <style:table-cell-properties fo:border="0.002cm solid #000000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08">
      <style:table-cell-properties fo:border="0.002cm solid #000000"/>
    </style:style>
    <style:style style:name="ce7" style:family="table-cell" style:parent-style-name="Default" style:data-style-name="N108"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0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/>
    </style:style>
    <style:style style:name="ce11" style:family="table-cell" style:parent-style-name="Default" style:data-style-name="N109"/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08">
      <style:table-cell-properties style:text-align-source="fix" style:repeat-content="false" fo:border="0.002cm solid #000000"/>
      <style:paragraph-properties fo:text-align="end" fo:margin-left="0cm"/>
      <style:text-properties style:font-name="Liberation Sans1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able-cell-properties fo:border="0.002cm solid #000000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ymbol" style:font-size-asian="10pt" style:language-asian="zxx" style:country-asian="none" style:font-style-asian="normal" style:font-weight-asian="normal" style:font-name-complex="DejaVu 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46" table:default-cell-style-name="ce1"/>
        <table:table-column table:style-name="co6" table:number-columns-repeated="76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>
            <text:p>y</text:p>
          </table:table-cell>
          <table:table-cell office:value-type="float" office:value="4">
            <text:p>4,0</text:p>
          </table:table-cell>
          <table:table-cell office:value-type="string">
            <text:p>cm</text:p>
          </table:table-cell>
          <table:table-cell/>
          <table:table-cell table:style-name="ce5" office:value-type="string">
            <text:p>velikost přemětu</text:p>
          </table:table-cell>
          <table:table-cell/>
          <table:table-cell office:value-type="float" office:value="4">
            <text:p>4,0</text:p>
          </table:table-cell>
          <table:table-cell office:value-type="string">
            <text:p>cm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ěření</text:p>
          </table:table-cell>
          <table:table-cell table:style-name="ce2" office:value-type="string">
            <text:p>Y' [cm]</text:p>
          </table:table-cell>
          <table:table-cell table:style-name="ce2" office:value-type="string">
            <text:p>R1 [cm]</text:p>
          </table:table-cell>
          <table:table-cell table:style-name="ce2" office:value-type="string">
            <text:p>R2 [cm]</text:p>
          </table:table-cell>
          <table:table-cell table:style-name="ce2" office:value-type="string">
            <text:p>y' [cm]</text:p>
          </table:table-cell>
          <table:table-cell/>
          <table:table-cell office:value-type="string">
            <text:p>metoda přímá</text:p>
          </table:table-cell>
          <table:table-cell table:style-name="Default"/>
          <table:table-cell office:value-type="string">
            <text:p>ze zvětšení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lambda</text:p>
          </table:table-cell>
          <table:table-cell office:value-type="string">
            <text:p>besova metoda</text:p>
          </table:table-cell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72.5">
            <text:p>72,5</text:p>
          </table:table-cell>
          <table:table-cell table:style-name="ce6" office:value-type="float" office:value="30.8">
            <text:p>30,8</text:p>
          </table:table-cell>
          <table:table-cell table:style-name="ce6" office:value-type="float" office:value="44">
            <text:p>44,0</text:p>
          </table:table-cell>
          <table:table-cell table:style-name="ce6" office:value-type="float" office:value="5.9">
            <text:p>5,9</text:p>
          </table:table-cell>
          <table:table-cell/>
          <table:table-cell table:style-name="ce14" table:formula="of:=(([.B6]-[.C6])*([.C$3]-[.C6]))/(([.C$3]-[.C6])-([.B6]-[.C6]))" office:value-type="float" office:value="16.3147445255474">
            <text:p>16,31</text:p>
          </table:table-cell>
          <table:table-cell table:style-name="Default" table:formula="of:=[.G$16]-[.G6]" office:value-type="float" office:value="-0.161221294008239">
            <text:p>-0,16</text:p>
          </table:table-cell>
          <table:table-cell table:style-name="ce14" table:formula="of:=([.B6]-[.C6])/(1-(-[.E6]/[.H$3]))" office:value-type="float" office:value="16.8484848484848">
            <text:p>16,85</text:p>
          </table:table-cell>
          <table:table-cell table:style-name="Default" table:formula="of:=[.I$16]-[.I6]" office:value-type="float" office:value="-0.133080867395375">
            <text:p>-0,13</text:p>
          </table:table-cell>
          <table:table-cell table:style-name="ce14" table:formula="of:=ABS([.C$3]-[.C6])+ABS([.B6]-[.C6])" office:value-type="float" office:value="68.5">
            <text:p>68,50</text:p>
          </table:table-cell>
          <table:table-cell table:style-name="ce14" table:formula="of:=ABS([.B6]-[.C6])-ABS([.B6]-[.D6])" office:value-type="float" office:value="13.2">
            <text:p>13,20</text:p>
          </table:table-cell>
          <table:table-cell table:style-name="ce14" table:formula="of:=([.K6]^2-[.L6]^2)/(4*[.K6])" office:value-type="float" office:value="16.4890875912409">
            <text:p>16,49</text:p>
          </table:table-cell>
          <table:table-cell table:style-name="Default" table:formula="of:=[.M$16]-[.M6]" office:value-type="float" office:value="0.0538591232579293">
            <text:p>0,05</text:p>
          </table:table-cell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75">
            <text:p>75,0</text:p>
          </table:table-cell>
          <table:table-cell table:style-name="ce6" office:value-type="float" office:value="29.2">
            <text:p>29,2</text:p>
          </table:table-cell>
          <table:table-cell table:style-name="ce6" office:value-type="float" office:value="48.3">
            <text:p>48,3</text:p>
          </table:table-cell>
          <table:table-cell table:style-name="ce6" office:value-type="float" office:value="6.9">
            <text:p>6,9</text:p>
          </table:table-cell>
          <table:table-cell/>
          <table:table-cell table:style-name="ce14" table:formula="of:=(([.B7]-[.C7])*([.C$3]-[.C7]))/(([.C$3]-[.C7])-([.B7]-[.C7]))" office:value-type="float" office:value="16.2557746478873">
            <text:p>16,26</text:p>
          </table:table-cell>
          <table:table-cell table:style-name="Default" table:formula="of:=[.G$16]-[.G7]" office:value-type="float" office:value="-0.102251416348114">
            <text:p>-0,1</text:p>
          </table:table-cell>
          <table:table-cell table:style-name="ce14" table:formula="of:=([.B7]-[.C7])/(1-(-[.E7]/[.H$3]))" office:value-type="float" office:value="16.8073394495413">
            <text:p>16,81</text:p>
          </table:table-cell>
          <table:table-cell table:style-name="Default" table:formula="of:=[.I$16]-[.I7]" office:value-type="float" office:value="-0.0919354684518083">
            <text:p>-0,09</text:p>
          </table:table-cell>
          <table:table-cell table:style-name="ce14" table:formula="of:=ABS([.C$3]-[.C7])+ABS([.B7]-[.C7])" office:value-type="float" office:value="71">
            <text:p>71,00</text:p>
          </table:table-cell>
          <table:table-cell table:style-name="ce14" table:formula="of:=ABS([.B7]-[.C7])-ABS([.B7]-[.D7])" office:value-type="float" office:value="19.1">
            <text:p>19,10</text:p>
          </table:table-cell>
          <table:table-cell table:style-name="ce14" table:formula="of:=([.K7]^2-[.L7]^2)/(4*[.K7])" office:value-type="float" office:value="16.4654577464789">
            <text:p>16,47</text:p>
          </table:table-cell>
          <table:table-cell table:style-name="Default" table:formula="of:=[.M$16]-[.M7]" office:value-type="float" office:value="0.0774889680199316">
            <text:p>0,08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float" office:value="77.5">
            <text:p>77,5</text:p>
          </table:table-cell>
          <table:table-cell table:style-name="ce6" office:value-type="float" office:value="28">
            <text:p>28,0</text:p>
          </table:table-cell>
          <table:table-cell table:style-name="ce6" office:value-type="float" office:value="51">
            <text:p>51,0</text:p>
          </table:table-cell>
          <table:table-cell table:style-name="ce6" office:value-type="float" office:value="7.8">
            <text:p>7,8</text:p>
          </table:table-cell>
          <table:table-cell/>
          <table:table-cell table:style-name="ce14" table:formula="of:=(([.B8]-[.C8])*([.C$3]-[.C8]))/(([.C$3]-[.C8])-([.B8]-[.C8]))" office:value-type="float" office:value="16.1632653061224">
            <text:p>16,16</text:p>
          </table:table-cell>
          <table:table-cell table:style-name="Default" table:formula="of:=[.G$16]-[.G8]" office:value-type="float" office:value="-0.00974207458324017">
            <text:p>-0,01</text:p>
          </table:table-cell>
          <table:table-cell table:style-name="ce14" table:formula="of:=([.B8]-[.C8])/(1-(-[.E8]/[.H$3]))" office:value-type="float" office:value="16.7796610169492">
            <text:p>16,78</text:p>
          </table:table-cell>
          <table:table-cell table:style-name="Default" table:formula="of:=[.I$16]-[.I8]" office:value-type="float" office:value="-0.0642570358596792">
            <text:p>-0,06</text:p>
          </table:table-cell>
          <table:table-cell table:style-name="ce14" table:formula="of:=ABS([.C$3]-[.C8])+ABS([.B8]-[.C8])" office:value-type="float" office:value="73.5">
            <text:p>73,50</text:p>
          </table:table-cell>
          <table:table-cell table:style-name="ce14" table:formula="of:=ABS([.B8]-[.C8])-ABS([.B8]-[.D8])" office:value-type="float" office:value="23">
            <text:p>23,00</text:p>
          </table:table-cell>
          <table:table-cell table:style-name="ce14" table:formula="of:=([.K8]^2-[.L8]^2)/(4*[.K8])" office:value-type="float" office:value="16.5756802721088">
            <text:p>16,58</text:p>
          </table:table-cell>
          <table:table-cell table:style-name="Default" table:formula="of:=[.M$16]-[.M8]" office:value-type="float" office:value="-0.0327335576100367">
            <text:p>-0,03</text:p>
          </table:table-cell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80">
            <text:p>80,0</text:p>
          </table:table-cell>
          <table:table-cell table:style-name="ce6" office:value-type="float" office:value="27.2">
            <text:p>27,2</text:p>
          </table:table-cell>
          <table:table-cell table:style-name="ce6" office:value-type="float" office:value="54.6">
            <text:p>54,6</text:p>
          </table:table-cell>
          <table:table-cell table:style-name="ce6" office:value-type="float" office:value="8.7">
            <text:p>8,7</text:p>
          </table:table-cell>
          <table:table-cell/>
          <table:table-cell table:style-name="ce14" table:formula="of:=(([.B9]-[.C9])*([.C$3]-[.C9]))/(([.C$3]-[.C9])-([.B9]-[.C9]))" office:value-type="float" office:value="16.1178947368421">
            <text:p>16,12</text:p>
          </table:table-cell>
          <table:table-cell table:style-name="Default" table:formula="of:=[.G$16]-[.G9]" office:value-type="float" office:value="0.0356284946971037">
            <text:p>0,04</text:p>
          </table:table-cell>
          <table:table-cell table:style-name="ce14" table:formula="of:=([.B9]-[.C9])/(1-(-[.E9]/[.H$3]))" office:value-type="float" office:value="16.6299212598425">
            <text:p>16,63</text:p>
          </table:table-cell>
          <table:table-cell table:style-name="Default" table:formula="of:=[.I$16]-[.I9]" office:value-type="float" office:value="0.0854827212469544">
            <text:p>0,09</text:p>
          </table:table-cell>
          <table:table-cell table:style-name="ce14" table:formula="of:=ABS([.C$3]-[.C9])+ABS([.B9]-[.C9])" office:value-type="float" office:value="76">
            <text:p>76,00</text:p>
          </table:table-cell>
          <table:table-cell table:style-name="ce14" table:formula="of:=ABS([.B9]-[.C9])-ABS([.B9]-[.D9])" office:value-type="float" office:value="27.4">
            <text:p>27,40</text:p>
          </table:table-cell>
          <table:table-cell table:style-name="ce14" table:formula="of:=([.K9]^2-[.L9]^2)/(4*[.K9])" office:value-type="float" office:value="16.5303947368421">
            <text:p>16,53</text:p>
          </table:table-cell>
          <table:table-cell table:style-name="Default" table:formula="of:=[.M$16]-[.M9]" office:value-type="float" office:value="0.0125519776567025">
            <text:p>0,01</text:p>
          </table:table-cell>
          <table:table-cell table:number-columns-repeated="101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6" office:value-type="float" office:value="82.5">
            <text:p>82,5</text:p>
          </table:table-cell>
          <table:table-cell table:style-name="ce6" office:value-type="float" office:value="26.7">
            <text:p>26,7</text:p>
          </table:table-cell>
          <table:table-cell table:style-name="ce6" office:value-type="float" office:value="57.8">
            <text:p>57,8</text:p>
          </table:table-cell>
          <table:table-cell table:style-name="ce6" office:value-type="float" office:value="9.35">
            <text:p>9,4</text:p>
          </table:table-cell>
          <table:table-cell/>
          <table:table-cell table:style-name="ce14" table:formula="of:=(([.B10]-[.C10])*([.C$3]-[.C10]))/(([.C$3]-[.C10])-([.B10]-[.C10]))" office:value-type="float" office:value="16.135796178344">
            <text:p>16,14</text:p>
          </table:table-cell>
          <table:table-cell table:style-name="Default" table:formula="of:=[.G$16]-[.G10]" office:value-type="float" office:value="0.0177270531952587">
            <text:p>0,02</text:p>
          </table:table-cell>
          <table:table-cell table:style-name="ce14" table:formula="of:=([.B10]-[.C10])/(1-(-[.E10]/[.H$3]))" office:value-type="float" office:value="16.7191011235955">
            <text:p>16,72</text:p>
          </table:table-cell>
          <table:table-cell table:style-name="Default" table:formula="of:=[.I$16]-[.I10]" office:value-type="float" office:value="-0.00369714250603081">
            <text:p>0</text:p>
          </table:table-cell>
          <table:table-cell table:style-name="ce14" table:formula="of:=ABS([.C$3]-[.C10])+ABS([.B10]-[.C10])" office:value-type="float" office:value="78.5">
            <text:p>78,50</text:p>
          </table:table-cell>
          <table:table-cell table:style-name="ce14" table:formula="of:=ABS([.B10]-[.C10])-ABS([.B10]-[.D10])" office:value-type="float" office:value="31.1">
            <text:p>31,10</text:p>
          </table:table-cell>
          <table:table-cell table:style-name="ce14" table:formula="of:=([.K10]^2-[.L10]^2)/(4*[.K10])" office:value-type="float" office:value="16.5447133757962">
            <text:p>16,54</text:p>
          </table:table-cell>
          <table:table-cell table:style-name="Default" table:formula="of:=[.M$16]-[.M10]" office:value-type="float" office:value="-0.00176666129737058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85">
            <text:p>85,0</text:p>
          </table:table-cell>
          <table:table-cell table:style-name="ce6" office:value-type="float" office:value="26.1">
            <text:p>26,1</text:p>
          </table:table-cell>
          <table:table-cell table:style-name="ce6" office:value-type="float" office:value="61">
            <text:p>61,0</text:p>
          </table:table-cell>
          <table:table-cell table:style-name="ce6" office:value-type="float" office:value="10.1">
            <text:p>10,1</text:p>
          </table:table-cell>
          <table:table-cell/>
          <table:table-cell table:style-name="ce14" table:formula="of:=(([.B11]-[.C11])*([.C$3]-[.C11]))/(([.C$3]-[.C11])-([.B11]-[.C11]))" office:value-type="float" office:value="16.0702469135802">
            <text:p>16,07</text:p>
          </table:table-cell>
          <table:table-cell table:style-name="Default" table:formula="of:=[.G$16]-[.G11]" office:value-type="float" office:value="0.0832763179589584">
            <text:p>0,08</text:p>
          </table:table-cell>
          <table:table-cell table:style-name="ce14" table:formula="of:=([.B11]-[.C11])/(1-(-[.E11]/[.H$3]))" office:value-type="float" office:value="16.709219858156">
            <text:p>16,71</text:p>
          </table:table-cell>
          <table:table-cell table:style-name="Default" table:formula="of:=[.I$16]-[.I11]" office:value-type="float" office:value="0.00618412293344406">
            <text:p>0,01</text:p>
          </table:table-cell>
          <table:table-cell table:style-name="ce14" table:formula="of:=ABS([.C$3]-[.C11])+ABS([.B11]-[.C11])" office:value-type="float" office:value="81">
            <text:p>81,00</text:p>
          </table:table-cell>
          <table:table-cell table:style-name="ce14" table:formula="of:=ABS([.B11]-[.C11])-ABS([.B11]-[.D11])" office:value-type="float" office:value="34.9">
            <text:p>34,90</text:p>
          </table:table-cell>
          <table:table-cell table:style-name="ce14" table:formula="of:=([.K11]^2-[.L11]^2)/(4*[.K11])" office:value-type="float" office:value="16.4907098765432">
            <text:p>16,49</text:p>
          </table:table-cell>
          <table:table-cell table:style-name="Default" table:formula="of:=[.M$16]-[.M11]" office:value-type="float" office:value="0.0522368379555971">
            <text:p>0,05</text:p>
          </table:table-cell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6" office:value-type="float" office:value="87.5">
            <text:p>87,5</text:p>
          </table:table-cell>
          <table:table-cell table:style-name="ce6" office:value-type="float" office:value="25.8">
            <text:p>25,8</text:p>
          </table:table-cell>
          <table:table-cell table:style-name="ce6" office:value-type="float" office:value="63.7">
            <text:p>63,7</text:p>
          </table:table-cell>
          <table:table-cell table:style-name="ce6" office:value-type="float" office:value="10.7">
            <text:p>10,7</text:p>
          </table:table-cell>
          <table:table-cell/>
          <table:table-cell table:style-name="ce14" table:formula="of:=(([.B12]-[.C12])*([.C$3]-[.C12]))/(([.C$3]-[.C12])-([.B12]-[.C12]))" office:value-type="float" office:value="16.108502994012">
            <text:p>16,11</text:p>
          </table:table-cell>
          <table:table-cell table:style-name="Default" table:formula="of:=[.G$16]-[.G12]" office:value-type="float" office:value="0.0450202375272291">
            <text:p>0,05</text:p>
          </table:table-cell>
          <table:table-cell table:style-name="ce14" table:formula="of:=([.B12]-[.C12])/(1-(-[.E12]/[.H$3]))" office:value-type="float" office:value="16.7891156462585">
            <text:p>16,79</text:p>
          </table:table-cell>
          <table:table-cell table:style-name="Default" table:formula="of:=[.I$16]-[.I12]" office:value-type="float" office:value="-0.0737116651690322">
            <text:p>-0,07</text:p>
          </table:table-cell>
          <table:table-cell table:style-name="ce14" table:formula="of:=ABS([.C$3]-[.C12])+ABS([.B12]-[.C12])" office:value-type="float" office:value="83.5">
            <text:p>83,50</text:p>
          </table:table-cell>
          <table:table-cell table:style-name="ce14" table:formula="of:=ABS([.B12]-[.C12])-ABS([.B12]-[.D12])" office:value-type="float" office:value="37.9">
            <text:p>37,90</text:p>
          </table:table-cell>
          <table:table-cell table:style-name="ce14" table:formula="of:=([.K12]^2-[.L12]^2)/(4*[.K12])" office:value-type="float" office:value="16.574371257485">
            <text:p>16,57</text:p>
          </table:table-cell>
          <table:table-cell table:style-name="Default" table:formula="of:=[.M$16]-[.M12]" office:value-type="float" office:value="-0.031424542986219">
            <text:p>-0,03</text:p>
          </table:table-cell>
          <table:table-cell table:number-columns-repeated="101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6" office:value-type="float" office:value="90">
            <text:p>90,0</text:p>
          </table:table-cell>
          <table:table-cell table:style-name="ce6" office:value-type="float" office:value="25.65">
            <text:p>25,7</text:p>
          </table:table-cell>
          <table:table-cell table:style-name="ce6" office:value-type="float" office:value="66.6">
            <text:p>66,6</text:p>
          </table:table-cell>
          <table:table-cell table:style-name="ce6" office:value-type="float" office:value="11.3">
            <text:p>11,3</text:p>
          </table:table-cell>
          <table:table-cell/>
          <table:table-cell table:style-name="ce14" table:formula="of:=(([.B13]-[.C13])*([.C$3]-[.C13]))/(([.C$3]-[.C13])-([.B13]-[.C13]))" office:value-type="float" office:value="16.199738372093">
            <text:p>16,20</text:p>
          </table:table-cell>
          <table:table-cell table:style-name="Default" table:formula="of:=[.G$16]-[.G13]" office:value-type="float" office:value="-0.0462151405538123">
            <text:p>-0,05</text:p>
          </table:table-cell>
          <table:table-cell table:style-name="ce14" table:formula="of:=([.B13]-[.C13])/(1-(-[.E13]/[.H$3]))" office:value-type="float" office:value="16.8235294117647">
            <text:p>16,82</text:p>
          </table:table-cell>
          <table:table-cell table:style-name="Default" table:formula="of:=[.I$16]-[.I13]" office:value-type="float" office:value="-0.10812543067523">
            <text:p>-0,11</text:p>
          </table:table-cell>
          <table:table-cell table:style-name="ce14" table:formula="of:=ABS([.C$3]-[.C13])+ABS([.B13]-[.C13])" office:value-type="float" office:value="86">
            <text:p>86,00</text:p>
          </table:table-cell>
          <table:table-cell table:style-name="ce14" table:formula="of:=ABS([.B13]-[.C13])-ABS([.B13]-[.D13])" office:value-type="float" office:value="40.95">
            <text:p>40,95</text:p>
          </table:table-cell>
          <table:table-cell table:style-name="ce14" table:formula="of:=([.K13]^2-[.L13]^2)/(4*[.K13])" office:value-type="float" office:value="16.6252834302326">
            <text:p>16,63</text:p>
          </table:table-cell>
          <table:table-cell table:style-name="Default" table:formula="of:=[.M$16]-[.M13]" office:value-type="float" office:value="-0.0823367157337529">
            <text:p>-0,08</text:p>
          </table:table-cell>
          <table:table-cell table:number-columns-repeated="101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6" office:value-type="float" office:value="92.5">
            <text:p>92,5</text:p>
          </table:table-cell>
          <table:table-cell table:style-name="ce6" office:value-type="float" office:value="25.1">
            <text:p>25,1</text:p>
          </table:table-cell>
          <table:table-cell table:style-name="ce6" office:value-type="float" office:value="69.5">
            <text:p>69,5</text:p>
          </table:table-cell>
          <table:table-cell table:style-name="ce6" office:value-type="float" office:value="12.1">
            <text:p>12,1</text:p>
          </table:table-cell>
          <table:table-cell/>
          <table:table-cell table:style-name="ce14" table:formula="of:=(([.B14]-[.C14])*([.C$3]-[.C14]))/(([.C$3]-[.C14])-([.B14]-[.C14]))" office:value-type="float" office:value="16.0693785310735">
            <text:p>16,07</text:p>
          </table:table-cell>
          <table:table-cell table:style-name="Default" table:formula="of:=[.G$16]-[.G14]" office:value-type="float" office:value="0.0841447004657567">
            <text:p>0,08</text:p>
          </table:table-cell>
          <table:table-cell table:style-name="ce14" table:formula="of:=([.B14]-[.C14])/(1-(-[.E14]/[.H$3]))" office:value-type="float" office:value="16.7453416149068">
            <text:p>16,75</text:p>
          </table:table-cell>
          <table:table-cell table:style-name="Default" table:formula="of:=[.I$16]-[.I14]" office:value-type="float" office:value="-0.029937633817358">
            <text:p>-0,03</text:p>
          </table:table-cell>
          <table:table-cell table:style-name="ce14" table:formula="of:=ABS([.C$3]-[.C14])+ABS([.B14]-[.C14])" office:value-type="float" office:value="88.5">
            <text:p>88,50</text:p>
          </table:table-cell>
          <table:table-cell table:style-name="ce14" table:formula="of:=ABS([.B14]-[.C14])-ABS([.B14]-[.D14])" office:value-type="float" office:value="44.4">
            <text:p>44,40</text:p>
          </table:table-cell>
          <table:table-cell table:style-name="ce14" table:formula="of:=([.K14]^2-[.L14]^2)/(4*[.K14])" office:value-type="float" office:value="16.556186440678">
            <text:p>16,56</text:p>
          </table:table-cell>
          <table:table-cell table:style-name="Default" table:formula="of:=[.M$16]-[.M14]" office:value-type="float" office:value="-0.0132397261791581">
            <text:p>-0,01</text:p>
          </table:table-cell>
          <table:table-cell table:number-columns-repeated="101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float" office:value="95">
            <text:p>95,0</text:p>
          </table:table-cell>
          <table:table-cell table:style-name="ce6" office:value-type="float" office:value="24.9">
            <text:p>24,9</text:p>
          </table:table-cell>
          <table:table-cell table:style-name="ce6" office:value-type="float" office:value="72.3">
            <text:p>72,3</text:p>
          </table:table-cell>
          <table:table-cell table:style-name="ce6" office:value-type="float" office:value="13.2">
            <text:p>13,2</text:p>
          </table:table-cell>
          <table:table-cell/>
          <table:table-cell table:style-name="ce14" table:formula="of:=(([.B15]-[.C15])*([.C$3]-[.C15]))/(([.C$3]-[.C15])-([.B15]-[.C15]))" office:value-type="float" office:value="16.0998901098901">
            <text:p>16,10</text:p>
          </table:table-cell>
          <table:table-cell table:style-name="Default" table:formula="of:=[.G$16]-[.G15]" office:value-type="float" office:value="0.0536331216490993">
            <text:p>0,05</text:p>
          </table:table-cell>
          <table:table-cell table:style-name="ce14" table:formula="of:=([.B15]-[.C15])/(1-(-[.E15]/[.H$3]))" office:value-type="float" office:value="16.3023255813953">
            <text:p>16,30</text:p>
          </table:table-cell>
          <table:table-cell table:style-name="Default" table:formula="of:=[.I$16]-[.I15]" office:value-type="float" office:value="0.413078399694125">
            <text:p>0,41</text:p>
          </table:table-cell>
          <table:table-cell table:style-name="ce14" table:formula="of:=ABS([.C$3]-[.C15])+ABS([.B15]-[.C15])" office:value-type="float" office:value="91">
            <text:p>91,00</text:p>
          </table:table-cell>
          <table:table-cell table:style-name="ce14" table:formula="of:=ABS([.B15]-[.C15])-ABS([.B15]-[.D15])" office:value-type="float" office:value="47.4">
            <text:p>47,40</text:p>
          </table:table-cell>
          <table:table-cell table:style-name="ce14" table:formula="of:=([.K15]^2-[.L15]^2)/(4*[.K15])" office:value-type="float" office:value="16.5775824175824">
            <text:p>16,58</text:p>
          </table:table-cell>
          <table:table-cell table:style-name="Default" table:formula="of:=[.M$16]-[.M15]" office:value-type="float" office:value="-0.0346357030836124">
            <text:p>-0,0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4" table:formula="of:=AVERAGE([.G6:.G15])" office:value-type="float" office:value="16.1535232315392">
            <text:p>16,15</text:p>
          </table:table-cell>
          <table:table-cell table:style-name="ce14" table:formula="of:=SQRT(SUMSQ([.H6:.H15])/90)" office:value-type="float" office:value="0.0256429874199899">
            <text:p>0,03</text:p>
          </table:table-cell>
          <table:table-cell table:style-name="ce14" table:formula="of:=AVERAGE([.I6:.I15])" office:value-type="float" office:value="16.7154039810895">
            <text:p>16,72</text:p>
          </table:table-cell>
          <table:table-cell table:style-name="ce14" table:formula="of:=SQRT(SUMSQ([.J6:.J15])/90)" office:value-type="float" office:value="0.0501448309851594">
            <text:p>0,05</text:p>
          </table:table-cell>
          <table:table-cell table:style-name="ce14" table:number-columns-repeated="2"/>
          <table:table-cell table:style-name="ce14" table:formula="of:=AVERAGE([.M6:.M15])" office:value-type="float" office:value="16.5429467144988">
            <text:p>16,54</text:p>
          </table:table-cell>
          <table:table-cell table:style-name="ce14" table:formula="of:=SQRT(SUMSQ([.N6:.N15])/90)" office:value-type="float" office:value="0.015637544041561">
            <text:p>0,0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Měrení rozptylk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ěření</text:p>
          </table:table-cell>
          <table:table-cell table:style-name="ce2" office:value-type="string">
            <text:p>R [cm]</text:p>
          </table:table-cell>
          <table:table-cell table:style-name="ce2" office:value-type="string">
            <text:p>A [cm]</text:p>
          </table:table-cell>
          <table:table-cell table:style-name="ce2" office:value-type="string">
            <text:p>A' [cm]</text:p>
          </table:table-cell>
          <table:table-cell table:style-name="ce12" office:value-type="string">
            <text:p>a [cm]</text:p>
          </table:table-cell>
          <table:table-cell table:style-name="ce12" office:value-type="string">
            <text:p>a' [cm]</text:p>
          </table:table-cell>
          <table:table-cell table:style-name="ce12" office:value-type="string">
            <text:p>f [cm]</text:p>
          </table:table-cell>
          <table:table-cell office:value-type="string">
            <text:p>f</text:p>
          </table:table-cell>
          <table:table-cell table:number-columns-repeated="1016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6" office:value-type="float" office:value="78.3">
            <text:p>78,3</text:p>
          </table:table-cell>
          <table:table-cell table:style-name="ce6" office:value-type="float" office:value="89.2">
            <text:p>89,2</text:p>
          </table:table-cell>
          <table:table-cell table:style-name="ce6" office:value-type="float" office:value="95">
            <text:p>95,0</text:p>
          </table:table-cell>
          <table:table-cell table:style-name="Default" table:formula="of:=[.B21]-[.C21]" office:value-type="float" office:value="-10.9">
            <text:p>-10,9</text:p>
          </table:table-cell>
          <table:table-cell table:style-name="Default" table:formula="of:=[.D21]-[.B21]" office:value-type="float" office:value="16.7">
            <text:p>16,7</text:p>
          </table:table-cell>
          <table:table-cell table:style-name="Default" table:formula="of:=([.E21]*[.F21])/([.E21]-[.F21])" office:value-type="float" office:value="6.59528985507247">
            <text:p>6,6</text:p>
          </table:table-cell>
          <table:table-cell table:formula="of:=(([.C21]-[.B21])*([.D21]-[.B21]))/(([.C21]-[.B21])-([.D21]-[.B21]))" office:value-type="float" office:value="-31.3844827586207">
            <text:p>-31,4</text:p>
          </table:table-cell>
          <table:table-cell table:formula="of:=[.H$31]-[.H21]" office:value-type="float" office:value="2.68781929736221">
            <text:p>2,7</text:p>
          </table:table-cell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6" office:value-type="float" office:value="75">
            <text:p>75,0</text:p>
          </table:table-cell>
          <table:table-cell table:style-name="ce6" office:value-type="float" office:value="85.2">
            <text:p>85,2</text:p>
          </table:table-cell>
          <table:table-cell table:style-name="ce6" office:value-type="float" office:value="95.7">
            <text:p>95,7</text:p>
          </table:table-cell>
          <table:table-cell table:style-name="Default" table:formula="of:=[.B22]-[.C22]" office:value-type="float" office:value="-10.2">
            <text:p>-10,2</text:p>
          </table:table-cell>
          <table:table-cell table:style-name="Default" table:formula="of:=[.D22]-[.B22]" office:value-type="float" office:value="20.7">
            <text:p>20,7</text:p>
          </table:table-cell>
          <table:table-cell table:style-name="Default" table:formula="of:=([.E22]*[.F22])/([.E22]-[.F22])" office:value-type="float" office:value="6.83300970873787">
            <text:p>6,83</text:p>
          </table:table-cell>
          <table:table-cell table:formula="of:=(([.C22]-[.B22])*([.D22]-[.B22]))/(([.C22]-[.B22])-([.D22]-[.B22]))" office:value-type="float" office:value="-20.1085714285714">
            <text:p>-20,1</text:p>
          </table:table-cell>
          <table:table-cell table:formula="of:=[.H$31]-[.H22]" office:value-type="float" office:value="-8.58809203268708">
            <text:p>-8,6</text:p>
          </table:table-cell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6" office:value-type="float" office:value="73.4">
            <text:p>73,4</text:p>
          </table:table-cell>
          <table:table-cell table:style-name="ce6" office:value-type="float" office:value="83.6">
            <text:p>83,6</text:p>
          </table:table-cell>
          <table:table-cell table:style-name="ce6" office:value-type="float" office:value="89.4">
            <text:p>89,4</text:p>
          </table:table-cell>
          <table:table-cell table:style-name="Default" table:formula="of:=[.B23]-[.C23]" office:value-type="float" office:value="-10.2">
            <text:p>-10,2</text:p>
          </table:table-cell>
          <table:table-cell table:style-name="Default" table:formula="of:=[.D23]-[.B23]" office:value-type="float" office:value="16">
            <text:p>16</text:p>
          </table:table-cell>
          <table:table-cell table:style-name="Default" table:formula="of:=([.E23]*[.F23])/([.E23]-[.F23])" office:value-type="float" office:value="6.22900763358778">
            <text:p>6,23</text:p>
          </table:table-cell>
          <table:table-cell table:formula="of:=(([.C23]-[.B23])*([.D23]-[.B23]))/(([.C23]-[.B23])-([.D23]-[.B23]))" office:value-type="float" office:value="-28.1379310344827">
            <text:p>-28,1</text:p>
          </table:table-cell>
          <table:table-cell table:formula="of:=[.H$31]-[.H23]" office:value-type="float" office:value="-0.55873242677584">
            <text:p>-0,6</text:p>
          </table:table-cell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6" office:value-type="float" office:value="69.8">
            <text:p>69,8</text:p>
          </table:table-cell>
          <table:table-cell table:style-name="ce6" office:value-type="float" office:value="80.9">
            <text:p>80,9</text:p>
          </table:table-cell>
          <table:table-cell table:style-name="ce6" office:value-type="float" office:value="88">
            <text:p>88,0</text:p>
          </table:table-cell>
          <table:table-cell table:style-name="Default" table:formula="of:=[.B24]-[.C24]" office:value-type="float" office:value="-11.1">
            <text:p>-11,1</text:p>
          </table:table-cell>
          <table:table-cell table:style-name="Default" table:formula="of:=[.D24]-[.B24]" office:value-type="float" office:value="18.2">
            <text:p>18,2</text:p>
          </table:table-cell>
          <table:table-cell table:style-name="Default" table:formula="of:=([.E24]*[.F24])/([.E24]-[.F24])" office:value-type="float" office:value="6.89488054607509">
            <text:p>6,89</text:p>
          </table:table-cell>
          <table:table-cell table:formula="of:=(([.C24]-[.B24])*([.D24]-[.B24]))/(([.C24]-[.B24])-([.D24]-[.B24]))" office:value-type="float" office:value="-28.4535211267606">
            <text:p>-28,5</text:p>
          </table:table-cell>
          <table:table-cell table:formula="of:=[.H$31]-[.H24]" office:value-type="float" office:value="-0.2431423344979">
            <text:p>-0,2</text:p>
          </table:table-cell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6" office:value-type="float" office:value="66">
            <text:p>66,0</text:p>
          </table:table-cell>
          <table:table-cell table:style-name="ce6" office:value-type="float" office:value="79.5">
            <text:p>79,5</text:p>
          </table:table-cell>
          <table:table-cell table:style-name="ce6" office:value-type="float" office:value="90.4">
            <text:p>90,4</text:p>
          </table:table-cell>
          <table:table-cell table:style-name="Default" table:formula="of:=[.B25]-[.C25]" office:value-type="float" office:value="-13.5">
            <text:p>-13,5</text:p>
          </table:table-cell>
          <table:table-cell table:style-name="Default" table:formula="of:=[.D25]-[.B25]" office:value-type="float" office:value="24.4">
            <text:p>24,4</text:p>
          </table:table-cell>
          <table:table-cell table:style-name="Default" table:formula="of:=([.E25]*[.F25])/([.E25]-[.F25])" office:value-type="float" office:value="8.69129287598945">
            <text:p>8,69</text:p>
          </table:table-cell>
          <table:table-cell table:formula="of:=(([.C25]-[.B25])*([.D25]-[.B25]))/(([.C25]-[.B25])-([.D25]-[.B25]))" office:value-type="float" office:value="-30.2201834862385">
            <text:p>-30,2</text:p>
          </table:table-cell>
          <table:table-cell table:formula="of:=[.H$31]-[.H25]" office:value-type="float" office:value="1.52352002498001">
            <text:p>1,5</text:p>
          </table:table-cell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6" office:value-type="float" office:value="70">
            <text:p>70,0</text:p>
          </table:table-cell>
          <table:table-cell table:style-name="ce6" office:value-type="float" office:value="77.5">
            <text:p>77,5</text:p>
          </table:table-cell>
          <table:table-cell table:style-name="ce6" office:value-type="float" office:value="82.4">
            <text:p>82,4</text:p>
          </table:table-cell>
          <table:table-cell table:style-name="Default" table:formula="of:=[.B26]-[.C26]" office:value-type="float" office:value="-7.5">
            <text:p>-7,5</text:p>
          </table:table-cell>
          <table:table-cell table:style-name="Default" table:formula="of:=[.D26]-[.B26]" office:value-type="float" office:value="12.4">
            <text:p>12,4</text:p>
          </table:table-cell>
          <table:table-cell table:style-name="Default" table:formula="of:=([.E26]*[.F26])/([.E26]-[.F26])" office:value-type="float" office:value="4.67336683417086">
            <text:p>4,67</text:p>
          </table:table-cell>
          <table:table-cell table:formula="of:=(([.C26]-[.B26])*([.D26]-[.B26]))/(([.C26]-[.B26])-([.D26]-[.B26]))" office:value-type="float" office:value="-18.9795918367347">
            <text:p>-19,0</text:p>
          </table:table-cell>
          <table:table-cell table:formula="of:=[.H$31]-[.H26]" office:value-type="float" office:value="-9.71707162452383">
            <text:p>-9,7</text:p>
          </table:table-cell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6" office:value-type="float" office:value="65.6">
            <text:p>65,6</text:p>
          </table:table-cell>
          <table:table-cell table:style-name="ce6" office:value-type="float" office:value="76.5">
            <text:p>76,5</text:p>
          </table:table-cell>
          <table:table-cell table:style-name="ce6" office:value-type="float" office:value="83.3">
            <text:p>83,3</text:p>
          </table:table-cell>
          <table:table-cell table:style-name="Default" table:formula="of:=[.B27]-[.C27]" office:value-type="float" office:value="-10.9">
            <text:p>-10,9</text:p>
          </table:table-cell>
          <table:table-cell table:style-name="Default" table:formula="of:=[.D27]-[.B27]" office:value-type="float" office:value="17.7">
            <text:p>17,7</text:p>
          </table:table-cell>
          <table:table-cell table:style-name="Default" table:formula="of:=([.E27]*[.F27])/([.E27]-[.F27])" office:value-type="float" office:value="6.7458041958042">
            <text:p>6,75</text:p>
          </table:table-cell>
          <table:table-cell table:formula="of:=(([.C27]-[.B27])*([.D27]-[.B27]))/(([.C27]-[.B27])-([.D27]-[.B27]))" office:value-type="float" office:value="-28.3720588235294">
            <text:p>-28,4</text:p>
          </table:table-cell>
          <table:table-cell table:formula="of:=[.H$31]-[.H27]" office:value-type="float" office:value="-0.32460463772907">
            <text:p>-0,3</text:p>
          </table:table-cell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6" office:value-type="float" office:value="61">
            <text:p>61,0</text:p>
          </table:table-cell>
          <table:table-cell table:style-name="ce6" office:value-type="float" office:value="75.5">
            <text:p>75,5</text:p>
          </table:table-cell>
          <table:table-cell table:style-name="ce6" office:value-type="float" office:value="87.5">
            <text:p>87,5</text:p>
          </table:table-cell>
          <table:table-cell table:style-name="Default" table:formula="of:=[.B28]-[.C28]" office:value-type="float" office:value="-14.5">
            <text:p>-14,5</text:p>
          </table:table-cell>
          <table:table-cell table:style-name="Default" table:formula="of:=[.D28]-[.B28]" office:value-type="float" office:value="26.5">
            <text:p>26,5</text:p>
          </table:table-cell>
          <table:table-cell table:style-name="Default" table:formula="of:=([.E28]*[.F28])/([.E28]-[.F28])" office:value-type="float" office:value="9.37195121951219">
            <text:p>9,37</text:p>
          </table:table-cell>
          <table:table-cell table:formula="of:=(([.C28]-[.B28])*([.D28]-[.B28]))/(([.C28]-[.B28])-([.D28]-[.B28]))" office:value-type="float" office:value="-32.0208333333333">
            <text:p>-32,0</text:p>
          </table:table-cell>
          <table:table-cell table:formula="of:=[.H$31]-[.H28]" office:value-type="float" office:value="3.32416987207482">
            <text:p>3,3</text:p>
          </table:table-cell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6" office:value-type="float" office:value="62.5">
            <text:p>62,5</text:p>
          </table:table-cell>
          <table:table-cell table:style-name="ce6" office:value-type="float" office:value="74.3">
            <text:p>74,3</text:p>
          </table:table-cell>
          <table:table-cell table:style-name="ce6" office:value-type="float" office:value="79.4">
            <text:p>79,4</text:p>
          </table:table-cell>
          <table:table-cell table:style-name="Default" table:formula="of:=[.B29]-[.C29]" office:value-type="float" office:value="-11.8">
            <text:p>-11,8</text:p>
          </table:table-cell>
          <table:table-cell table:style-name="Default" table:formula="of:=[.D29]-[.B29]" office:value-type="float" office:value="16.9">
            <text:p>16,9</text:p>
          </table:table-cell>
          <table:table-cell table:style-name="Default" table:formula="of:=([.E29]*[.F29])/([.E29]-[.F29])" office:value-type="float" office:value="6.94843205574913">
            <text:p>6,95</text:p>
          </table:table-cell>
          <table:table-cell table:formula="of:=(([.C29]-[.B29])*([.D29]-[.B29]))/(([.C29]-[.B29])-([.D29]-[.B29]))" office:value-type="float" office:value="-39.1019607843137">
            <text:p>-39,1</text:p>
          </table:table-cell>
          <table:table-cell table:formula="of:=[.H$31]-[.H29]" office:value-type="float" office:value="10.4052973230551">
            <text:p>10,4</text:p>
          </table:table-cell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6" office:value-type="float" office:value="62.7">
            <text:p>62,7</text:p>
          </table:table-cell>
          <table:table-cell table:style-name="ce6" office:value-type="float" office:value="73.2">
            <text:p>73,2</text:p>
          </table:table-cell>
          <table:table-cell table:style-name="ce6" office:value-type="float" office:value="78.8">
            <text:p>78,8</text:p>
          </table:table-cell>
          <table:table-cell table:style-name="Default" table:formula="of:=[.B30]-[.C30]" office:value-type="float" office:value="-10.5">
            <text:p>-10,5</text:p>
          </table:table-cell>
          <table:table-cell table:style-name="Default" table:formula="of:=[.D30]-[.B30]" office:value-type="float" office:value="16.1">
            <text:p>16,1</text:p>
          </table:table-cell>
          <table:table-cell table:style-name="Default" table:formula="of:=([.E30]*[.F30])/([.E30]-[.F30])" office:value-type="float" office:value="6.35526315789474">
            <text:p>6,36</text:p>
          </table:table-cell>
          <table:table-cell table:formula="of:=(([.C30]-[.B30])*([.D30]-[.B30]))/(([.C30]-[.B30])-([.D30]-[.B30]))" office:value-type="float" office:value="-30.1875">
            <text:p>-30,2</text:p>
          </table:table-cell>
          <table:table-cell table:formula="of:=[.H$31]-[.H30]" office:value-type="float" office:value="1.49083653874151">
            <text:p>1,5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AVERAGE([.H21:.H30])" office:value-type="float" office:value="-28.6966634612585">
            <text:p>-28,7</text:p>
          </table:table-cell>
          <table:table-cell table:formula="of:=SQRT(SUMSQ([.I21:.I30])/90)" office:value-type="float" office:value="1.82495622825756">
            <text:p>1,8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>
            <text:p>Měření poloměrů křivosti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10" office:value-type="string" table:number-columns-spanned="2" table:number-rows-spanned="1">
            <text:p>Rozptylka</text:p>
          </table:table-cell>
          <table:covered-table-cell table:style-name="ce6"/>
          <table:table-cell/>
          <table:table-cell table:style-name="Default"/>
          <table:table-cell table:style-name="ce10" office:value-type="string" table:number-columns-spanned="2" table:number-rows-spanned="1">
            <text:p>Spojka</text:p>
          </table:table-cell>
          <table:covered-table-cell table:style-name="ce6"/>
          <table:table-cell table:style-name="Default" table:number-columns-repeated="2"/>
          <table:table-cell table:style-name="ce10" office:value-type="string" table:number-columns-spanned="2" table:number-rows-spanned="1">
            <text:p>Průměr sférometru</text:p>
          </table:table-cell>
          <table:covered-table-cell table:style-name="ce6"/>
          <table:table-cell table:number-columns-repeated="1011"/>
        </table:table-row>
        <table:table-row table:style-name="ro1">
          <table:table-cell/>
          <table:table-cell office:value-type="string">
            <text:p>rovné sklo [mikrometry]</text:p>
          </table:table-cell>
          <table:table-cell office:value-type="string">
            <text:p>odchylka</text:p>
          </table:table-cell>
          <table:table-cell table:style-name="ce6" office:value-type="string">
            <text:p>strana1 [μm]</text:p>
          </table:table-cell>
          <table:table-cell table:style-name="ce6" office:value-type="string">
            <text:p>Strana 2 [μm]</text:p>
          </table:table-cell>
          <table:table-cell table:number-columns-repeated="2" office:value-type="string">
            <text:p>odchylka</text:p>
          </table:table-cell>
          <table:table-cell table:style-name="ce2" office:value-type="string">
            <text:p>strana1 [μm]</text:p>
          </table:table-cell>
          <table:table-cell table:style-name="ce2" office:value-type="string">
            <text:p>Strana 2 [μm]</text:p>
          </table:table-cell>
          <table:table-cell office:value-type="string">
            <text:p>odchylka</text:p>
          </table:table-cell>
          <table:table-cell/>
          <table:table-cell table:style-name="ce6" office:value-type="string">
            <text:p>vnější [mm]</text:p>
          </table:table-cell>
          <table:table-cell table:style-name="ce6" office:value-type="string">
            <text:p>vnitřní [mm]</text:p>
          </table:table-cell>
          <table:table-cell table:number-columns-repeated="2" office:value-type="string">
            <text:p>odchylka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-4">
            <text:p>-4</text:p>
          </table:table-cell>
          <table:table-cell table:formula="of:=[.B$45]-[.B35]" office:value-type="float" office:value="-0.5">
            <text:p>-0,5</text:p>
          </table:table-cell>
          <table:table-cell table:style-name="ce4" office:value-type="float" office:value="-511">
            <text:p>-511</text:p>
          </table:table-cell>
          <table:table-cell table:style-name="ce4" office:value-type="float" office:value="-511">
            <text:p>-511</text:p>
          </table:table-cell>
          <table:table-cell table:formula="of:=[.D$45]-[.D35]" office:value-type="float" office:value="-0.399999999999977">
            <text:p>-0,4</text:p>
          </table:table-cell>
          <table:table-cell table:style-name="Default" table:formula="of:=[.E$45]-[.E35]" office:value-type="float" office:value="1.69999999999999">
            <text:p>1,7</text:p>
          </table:table-cell>
          <table:table-cell table:style-name="ce4" office:value-type="float" office:value="1835">
            <text:p>1835</text:p>
          </table:table-cell>
          <table:table-cell table:style-name="ce4" office:value-type="float" office:value="-2">
            <text:p>-2</text:p>
          </table:table-cell>
          <table:table-cell table:formula="of:=[.H$45]-[.H35]" office:value-type="float" office:value="0.200000000000045">
            <text:p>0,2</text:p>
          </table:table-cell>
          <table:table-cell table:style-name="Default" table:formula="of:=[.I$45]-[.I35]" office:value-type="float" office:value="-0.6">
            <text:p>-0,6</text:p>
          </table:table-cell>
          <table:table-cell table:style-name="ce15" office:value-type="float" office:value="37.1">
            <text:p>37,10</text:p>
          </table:table-cell>
          <table:table-cell table:style-name="ce15" office:value-type="float" office:value="34.9">
            <text:p>34,90</text:p>
          </table:table-cell>
          <table:table-cell table:formula="of:=[.L$45]-[.L35]" office:value-type="float" office:value="0.0750000000000028">
            <text:p>0,1</text:p>
          </table:table-cell>
          <table:table-cell table:style-name="Default" table:formula="of:=[.M$45]-[.M35]" office:value-type="float" office:value="0.00999999999999801">
            <text:p>0,01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-5">
            <text:p>-5</text:p>
          </table:table-cell>
          <table:table-cell table:formula="of:=[.B$45]-[.B36]" office:value-type="float" office:value="0.5">
            <text:p>0,5</text:p>
          </table:table-cell>
          <table:table-cell table:style-name="ce4" office:value-type="float" office:value="-510">
            <text:p>-510</text:p>
          </table:table-cell>
          <table:table-cell table:style-name="ce4" office:value-type="float" office:value="-510">
            <text:p>-510</text:p>
          </table:table-cell>
          <table:table-cell table:formula="of:=[.D$45]-[.D36]" office:value-type="float" office:value="-1.39999999999998">
            <text:p>-1,4</text:p>
          </table:table-cell>
          <table:table-cell table:style-name="Default" table:formula="of:=[.E$45]-[.E36]" office:value-type="float" office:value="0.699999999999989">
            <text:p>0,7</text:p>
          </table:table-cell>
          <table:table-cell table:style-name="ce4" office:value-type="float" office:value="1835">
            <text:p>1835</text:p>
          </table:table-cell>
          <table:table-cell table:style-name="ce4" office:value-type="float" office:value="-3">
            <text:p>-3</text:p>
          </table:table-cell>
          <table:table-cell table:formula="of:=[.H$45]-[.H36]" office:value-type="float" office:value="0.200000000000045">
            <text:p>0,2</text:p>
          </table:table-cell>
          <table:table-cell table:style-name="Default" table:formula="of:=[.I$45]-[.I36]" office:value-type="float" office:value="0.4">
            <text:p>0,4</text:p>
          </table:table-cell>
          <table:table-cell table:style-name="ce15" office:value-type="float" office:value="37.2">
            <text:p>37,20</text:p>
          </table:table-cell>
          <table:table-cell table:style-name="ce15" office:value-type="float" office:value="34.85">
            <text:p>34,85</text:p>
          </table:table-cell>
          <table:table-cell table:formula="of:=[.L$45]-[.L36]" office:value-type="float" office:value="-0.0249999999999986">
            <text:p>0,0</text:p>
          </table:table-cell>
          <table:table-cell table:style-name="Default" table:formula="of:=[.M$45]-[.M36]" office:value-type="float" office:value="0.0599999999999952">
            <text:p>0,06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-5">
            <text:p>-5</text:p>
          </table:table-cell>
          <table:table-cell table:formula="of:=[.B$45]-[.B37]" office:value-type="float" office:value="0.5">
            <text:p>0,5</text:p>
          </table:table-cell>
          <table:table-cell table:style-name="ce4" office:value-type="float" office:value="-511">
            <text:p>-511</text:p>
          </table:table-cell>
          <table:table-cell table:style-name="ce4" office:value-type="float" office:value="-509">
            <text:p>-509</text:p>
          </table:table-cell>
          <table:table-cell table:formula="of:=[.D$45]-[.D37]" office:value-type="float" office:value="-0.399999999999977">
            <text:p>-0,4</text:p>
          </table:table-cell>
          <table:table-cell table:style-name="Default" table:formula="of:=[.E$45]-[.E37]" office:value-type="float" office:value="-0.300000000000011">
            <text:p>-0,3</text:p>
          </table:table-cell>
          <table:table-cell table:style-name="ce4" office:value-type="float" office:value="1834">
            <text:p>1834</text:p>
          </table:table-cell>
          <table:table-cell table:style-name="ce4" office:value-type="float" office:value="-2">
            <text:p>-2</text:p>
          </table:table-cell>
          <table:table-cell table:formula="of:=[.H$45]-[.H37]" office:value-type="float" office:value="1.20000000000005">
            <text:p>1,2</text:p>
          </table:table-cell>
          <table:table-cell table:style-name="Default" table:formula="of:=[.I$45]-[.I37]" office:value-type="float" office:value="-0.6">
            <text:p>-0,6</text:p>
          </table:table-cell>
          <table:table-cell table:style-name="ce15" office:value-type="float" office:value="37.2">
            <text:p>37,20</text:p>
          </table:table-cell>
          <table:table-cell table:style-name="ce15" office:value-type="float" office:value="34.85">
            <text:p>34,85</text:p>
          </table:table-cell>
          <table:table-cell table:formula="of:=[.L$45]-[.L37]" office:value-type="float" office:value="-0.0249999999999986">
            <text:p>0,0</text:p>
          </table:table-cell>
          <table:table-cell table:style-name="Default" table:formula="of:=[.M$45]-[.M37]" office:value-type="float" office:value="0.0599999999999952">
            <text:p>0,06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-8">
            <text:p>-8</text:p>
          </table:table-cell>
          <table:table-cell table:formula="of:=[.B$45]-[.B38]" office:value-type="float" office:value="3.5">
            <text:p>3,5</text:p>
          </table:table-cell>
          <table:table-cell table:style-name="ce4" office:value-type="float" office:value="-515">
            <text:p>-515</text:p>
          </table:table-cell>
          <table:table-cell table:style-name="ce4" office:value-type="float" office:value="-510">
            <text:p>-510</text:p>
          </table:table-cell>
          <table:table-cell table:formula="of:=[.D$45]-[.D38]" office:value-type="float" office:value="3.60000000000002">
            <text:p>3,6</text:p>
          </table:table-cell>
          <table:table-cell table:style-name="Default" table:formula="of:=[.E$45]-[.E38]" office:value-type="float" office:value="0.699999999999989">
            <text:p>0,7</text:p>
          </table:table-cell>
          <table:table-cell table:style-name="ce4" office:value-type="float" office:value="1836">
            <text:p>1836</text:p>
          </table:table-cell>
          <table:table-cell table:style-name="ce4" office:value-type="float" office:value="-1">
            <text:p>-1</text:p>
          </table:table-cell>
          <table:table-cell table:formula="of:=[.H$45]-[.H38]" office:value-type="float" office:value="-0.799999999999955">
            <text:p>-0,8</text:p>
          </table:table-cell>
          <table:table-cell table:style-name="Default" table:formula="of:=[.I$45]-[.I38]" office:value-type="float" office:value="-1.6">
            <text:p>-1,6</text:p>
          </table:table-cell>
          <table:table-cell table:style-name="ce15" office:value-type="float" office:value="37.15">
            <text:p>37,15</text:p>
          </table:table-cell>
          <table:table-cell table:style-name="ce15" office:value-type="float" office:value="34.95">
            <text:p>34,95</text:p>
          </table:table-cell>
          <table:table-cell table:formula="of:=[.L$45]-[.L38]" office:value-type="float" office:value="0.0250000000000057">
            <text:p>0,0</text:p>
          </table:table-cell>
          <table:table-cell table:style-name="Default" table:formula="of:=[.M$45]-[.M38]" office:value-type="float" office:value="-0.0400000000000063">
            <text:p>-0,04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-4">
            <text:p>-4</text:p>
          </table:table-cell>
          <table:table-cell table:formula="of:=[.B$45]-[.B39]" office:value-type="float" office:value="-0.5">
            <text:p>-0,5</text:p>
          </table:table-cell>
          <table:table-cell table:style-name="ce4" office:value-type="float" office:value="-510">
            <text:p>-510</text:p>
          </table:table-cell>
          <table:table-cell table:style-name="ce4" office:value-type="float" office:value="-509">
            <text:p>-509</text:p>
          </table:table-cell>
          <table:table-cell table:formula="of:=[.D$45]-[.D39]" office:value-type="float" office:value="-1.39999999999998">
            <text:p>-1,4</text:p>
          </table:table-cell>
          <table:table-cell table:style-name="Default" table:formula="of:=[.E$45]-[.E39]" office:value-type="float" office:value="-0.300000000000011">
            <text:p>-0,3</text:p>
          </table:table-cell>
          <table:table-cell table:style-name="ce4" office:value-type="float" office:value="1835">
            <text:p>1835</text:p>
          </table:table-cell>
          <table:table-cell table:style-name="ce4" office:value-type="float" office:value="-3">
            <text:p>-3</text:p>
          </table:table-cell>
          <table:table-cell table:formula="of:=[.H$45]-[.H39]" office:value-type="float" office:value="0.200000000000045">
            <text:p>0,2</text:p>
          </table:table-cell>
          <table:table-cell table:style-name="Default" table:formula="of:=[.I$45]-[.I39]" office:value-type="float" office:value="0.4">
            <text:p>0,4</text:p>
          </table:table-cell>
          <table:table-cell table:style-name="ce15" office:value-type="float" office:value="37.25">
            <text:p>37,25</text:p>
          </table:table-cell>
          <table:table-cell table:style-name="ce15" office:value-type="float" office:value="34.9">
            <text:p>34,90</text:p>
          </table:table-cell>
          <table:table-cell table:formula="of:=[.L$45]-[.L39]" office:value-type="float" office:value="-0.0749999999999957">
            <text:p>-0,1</text:p>
          </table:table-cell>
          <table:table-cell table:style-name="Default" table:formula="of:=[.M$45]-[.M39]" office:value-type="float" office:value="0.00999999999999801">
            <text:p>0,01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-5">
            <text:p>-5</text:p>
          </table:table-cell>
          <table:table-cell table:formula="of:=[.B$45]-[.B40]" office:value-type="float" office:value="0.5">
            <text:p>0,5</text:p>
          </table:table-cell>
          <table:table-cell table:style-name="ce4" office:value-type="float" office:value="-511">
            <text:p>-511</text:p>
          </table:table-cell>
          <table:table-cell table:style-name="ce4" office:value-type="float" office:value="-508">
            <text:p>-508</text:p>
          </table:table-cell>
          <table:table-cell table:formula="of:=[.D$45]-[.D40]" office:value-type="float" office:value="-0.399999999999977">
            <text:p>-0,4</text:p>
          </table:table-cell>
          <table:table-cell table:style-name="Default" table:formula="of:=[.E$45]-[.E40]" office:value-type="float" office:value="-1.30000000000001">
            <text:p>-1,3</text:p>
          </table:table-cell>
          <table:table-cell table:style-name="ce4" office:value-type="float" office:value="1835">
            <text:p>1835</text:p>
          </table:table-cell>
          <table:table-cell table:style-name="ce4" office:value-type="float" office:value="-1">
            <text:p>-1</text:p>
          </table:table-cell>
          <table:table-cell table:formula="of:=[.H$45]-[.H40]" office:value-type="float" office:value="0.200000000000045">
            <text:p>0,2</text:p>
          </table:table-cell>
          <table:table-cell table:style-name="Default" table:formula="of:=[.I$45]-[.I40]" office:value-type="float" office:value="-1.6">
            <text:p>-1,6</text:p>
          </table:table-cell>
          <table:table-cell table:style-name="ce15" office:value-type="float" office:value="37.2">
            <text:p>37,20</text:p>
          </table:table-cell>
          <table:table-cell table:style-name="ce15" office:value-type="float" office:value="34.9">
            <text:p>34,90</text:p>
          </table:table-cell>
          <table:table-cell table:formula="of:=[.L$45]-[.L40]" office:value-type="float" office:value="-0.0249999999999986">
            <text:p>0,0</text:p>
          </table:table-cell>
          <table:table-cell table:style-name="Default" table:formula="of:=[.M$45]-[.M40]" office:value-type="float" office:value="0.00999999999999801">
            <text:p>0,01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-6">
            <text:p>-6</text:p>
          </table:table-cell>
          <table:table-cell table:formula="of:=[.B$45]-[.B41]" office:value-type="float" office:value="1.5">
            <text:p>1,5</text:p>
          </table:table-cell>
          <table:table-cell table:style-name="ce4" office:value-type="float" office:value="-513">
            <text:p>-513</text:p>
          </table:table-cell>
          <table:table-cell table:style-name="ce4" office:value-type="float" office:value="-509">
            <text:p>-509</text:p>
          </table:table-cell>
          <table:table-cell table:formula="of:=[.D$45]-[.D41]" office:value-type="float" office:value="1.60000000000002">
            <text:p>1,6</text:p>
          </table:table-cell>
          <table:table-cell table:style-name="Default" table:formula="of:=[.E$45]-[.E41]" office:value-type="float" office:value="-0.300000000000011">
            <text:p>-0,3</text:p>
          </table:table-cell>
          <table:table-cell table:style-name="ce4" office:value-type="float" office:value="1836">
            <text:p>1836</text:p>
          </table:table-cell>
          <table:table-cell table:style-name="ce4" office:value-type="float" office:value="-2">
            <text:p>-2</text:p>
          </table:table-cell>
          <table:table-cell table:formula="of:=[.H$45]-[.H41]" office:value-type="float" office:value="-0.799999999999955">
            <text:p>-0,8</text:p>
          </table:table-cell>
          <table:table-cell table:style-name="Default" table:formula="of:=[.I$45]-[.I41]" office:value-type="float" office:value="-0.6">
            <text:p>-0,6</text:p>
          </table:table-cell>
          <table:table-cell table:style-name="ce15" office:value-type="float" office:value="37.15">
            <text:p>37,15</text:p>
          </table:table-cell>
          <table:table-cell table:style-name="ce15" office:value-type="float" office:value="34.8">
            <text:p>34,80</text:p>
          </table:table-cell>
          <table:table-cell table:formula="of:=[.L$45]-[.L41]" office:value-type="float" office:value="0.0250000000000057">
            <text:p>0,0</text:p>
          </table:table-cell>
          <table:table-cell table:style-name="Default" table:formula="of:=[.M$45]-[.M41]" office:value-type="float" office:value="0.109999999999999">
            <text:p>0,11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-4">
            <text:p>-4</text:p>
          </table:table-cell>
          <table:table-cell table:formula="of:=[.B$45]-[.B42]" office:value-type="float" office:value="-0.5">
            <text:p>-0,5</text:p>
          </table:table-cell>
          <table:table-cell table:style-name="ce4" office:value-type="float" office:value="-513">
            <text:p>-513</text:p>
          </table:table-cell>
          <table:table-cell table:style-name="ce4" office:value-type="float" office:value="-509">
            <text:p>-509</text:p>
          </table:table-cell>
          <table:table-cell table:formula="of:=[.D$45]-[.D42]" office:value-type="float" office:value="1.60000000000002">
            <text:p>1,6</text:p>
          </table:table-cell>
          <table:table-cell table:style-name="Default" table:formula="of:=[.E$45]-[.E42]" office:value-type="float" office:value="-0.300000000000011">
            <text:p>-0,3</text:p>
          </table:table-cell>
          <table:table-cell table:style-name="ce4" office:value-type="float" office:value="1836">
            <text:p>1836</text:p>
          </table:table-cell>
          <table:table-cell table:style-name="ce4" office:value-type="float" office:value="-5">
            <text:p>-5</text:p>
          </table:table-cell>
          <table:table-cell table:formula="of:=[.H$45]-[.H42]" office:value-type="float" office:value="-0.799999999999955">
            <text:p>-0,8</text:p>
          </table:table-cell>
          <table:table-cell table:style-name="Default" table:formula="of:=[.I$45]-[.I42]" office:value-type="float" office:value="2.4">
            <text:p>2,4</text:p>
          </table:table-cell>
          <table:table-cell table:style-name="ce15" office:value-type="float" office:value="37.15">
            <text:p>37,15</text:p>
          </table:table-cell>
          <table:table-cell table:style-name="ce15" office:value-type="float" office:value="34.95">
            <text:p>34,95</text:p>
          </table:table-cell>
          <table:table-cell table:formula="of:=[.L$45]-[.L42]" office:value-type="float" office:value="0.0250000000000057">
            <text:p>0,0</text:p>
          </table:table-cell>
          <table:table-cell table:style-name="Default" table:formula="of:=[.M$45]-[.M42]" office:value-type="float" office:value="-0.0400000000000063">
            <text:p>-0,04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-3">
            <text:p>-3</text:p>
          </table:table-cell>
          <table:table-cell table:formula="of:=[.B$45]-[.B43]" office:value-type="float" office:value="-1.5">
            <text:p>-1,5</text:p>
          </table:table-cell>
          <table:table-cell table:style-name="ce4" office:value-type="float" office:value="-510">
            <text:p>-510</text:p>
          </table:table-cell>
          <table:table-cell table:style-name="ce4" office:value-type="float" office:value="-509">
            <text:p>-509</text:p>
          </table:table-cell>
          <table:table-cell table:formula="of:=[.D$45]-[.D43]" office:value-type="float" office:value="-1.39999999999998">
            <text:p>-1,4</text:p>
          </table:table-cell>
          <table:table-cell table:style-name="Default" table:formula="of:=[.E$45]-[.E43]" office:value-type="float" office:value="-0.300000000000011">
            <text:p>-0,3</text:p>
          </table:table-cell>
          <table:table-cell table:style-name="ce4" office:value-type="float" office:value="1835">
            <text:p>1835</text:p>
          </table:table-cell>
          <table:table-cell table:style-name="ce4" office:value-type="float" office:value="-3">
            <text:p>-3</text:p>
          </table:table-cell>
          <table:table-cell table:formula="of:=[.H$45]-[.H43]" office:value-type="float" office:value="0.200000000000045">
            <text:p>0,2</text:p>
          </table:table-cell>
          <table:table-cell table:style-name="Default" table:formula="of:=[.I$45]-[.I43]" office:value-type="float" office:value="0.4">
            <text:p>0,4</text:p>
          </table:table-cell>
          <table:table-cell table:style-name="ce15" office:value-type="float" office:value="37.1">
            <text:p>37,10</text:p>
          </table:table-cell>
          <table:table-cell table:style-name="ce15" office:value-type="float" office:value="35">
            <text:p>35,00</text:p>
          </table:table-cell>
          <table:table-cell table:formula="of:=[.L$45]-[.L43]" office:value-type="float" office:value="0.0750000000000028">
            <text:p>0,1</text:p>
          </table:table-cell>
          <table:table-cell table:style-name="Default" table:formula="of:=[.M$45]-[.M43]" office:value-type="float" office:value="-0.0900000000000034">
            <text:p>-0,09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-1">
            <text:p>-1</text:p>
          </table:table-cell>
          <table:table-cell table:formula="of:=[.B$45]-[.B44]" office:value-type="float" office:value="-3.5">
            <text:p>-3,5</text:p>
          </table:table-cell>
          <table:table-cell table:style-name="ce4" office:value-type="float" office:value="-510">
            <text:p>-510</text:p>
          </table:table-cell>
          <table:table-cell table:style-name="ce4" office:value-type="float" office:value="-509">
            <text:p>-509</text:p>
          </table:table-cell>
          <table:table-cell table:formula="of:=[.D$45]-[.D44]" office:value-type="float" office:value="-1.39999999999998">
            <text:p>-1,4</text:p>
          </table:table-cell>
          <table:table-cell table:style-name="Default" table:formula="of:=[.E$45]-[.E44]" office:value-type="float" office:value="-0.300000000000011">
            <text:p>-0,3</text:p>
          </table:table-cell>
          <table:table-cell table:style-name="ce4" office:value-type="float" office:value="1835">
            <text:p>1835</text:p>
          </table:table-cell>
          <table:table-cell table:style-name="ce4" office:value-type="float" office:value="-4">
            <text:p>-4</text:p>
          </table:table-cell>
          <table:table-cell table:formula="of:=[.H$45]-[.H44]" office:value-type="float" office:value="0.200000000000045">
            <text:p>0,2</text:p>
          </table:table-cell>
          <table:table-cell table:style-name="Default" table:formula="of:=[.I$45]-[.I44]" office:value-type="float" office:value="1.4">
            <text:p>1,4</text:p>
          </table:table-cell>
          <table:table-cell table:style-name="ce15" office:value-type="float" office:value="37.25">
            <text:p>37,25</text:p>
          </table:table-cell>
          <table:table-cell table:style-name="ce15" office:value-type="float" office:value="35">
            <text:p>35,00</text:p>
          </table:table-cell>
          <table:table-cell table:formula="of:=[.L$45]-[.L44]" office:value-type="float" office:value="-0.0749999999999957">
            <text:p>-0,1</text:p>
          </table:table-cell>
          <table:table-cell table:style-name="Default" table:formula="of:=[.M$45]-[.M44]" office:value-type="float" office:value="-0.0900000000000034">
            <text:p>-0,09</text:p>
          </table:table-cell>
          <table:table-cell table:number-columns-repeated="1009"/>
        </table:table-row>
        <table:table-row table:style-name="ro1">
          <table:table-cell office:value-type="string">
            <text:p>průměr</text:p>
          </table:table-cell>
          <table:table-cell table:formula="of:=AVERAGE([.B35:.B44])" office:value-type="float" office:value="-4.5">
            <text:p>-4,5</text:p>
          </table:table-cell>
          <table:table-cell/>
          <table:table-cell table:formula="of:=AVERAGE([.D35:.D44])" office:value-type="float" office:value="-511.4">
            <text:p>-511,4</text:p>
          </table:table-cell>
          <table:table-cell table:formula="of:=AVERAGE([.E35:.E44])" office:value-type="float" office:value="-509.3">
            <text:p>-509,3</text:p>
          </table:table-cell>
          <table:table-cell/>
          <table:table-cell table:style-name="Default"/>
          <table:table-cell table:formula="of:=AVERAGE([.H35:.H44])" office:value-type="float" office:value="1835.2">
            <text:p>1835,2</text:p>
          </table:table-cell>
          <table:table-cell table:formula="of:=AVERAGE([.I35:.I44])" office:value-type="float" office:value="-2.6">
            <text:p>-2,6</text:p>
          </table:table-cell>
          <table:table-cell table:style-name="Default" table:number-columns-repeated="2"/>
          <table:table-cell table:style-name="ce14" table:formula="of:=AVERAGE([.L35:.L44])" office:value-type="float" office:value="37.175">
            <text:p>37,18</text:p>
          </table:table-cell>
          <table:table-cell table:style-name="ce14" table:formula="of:=AVERAGE([.M35:.M44])" office:value-type="float" office:value="34.91">
            <text:p>34,91</text:p>
          </table:table-cell>
          <table:table-cell table:number-columns-repeated="1011"/>
        </table:table-row>
        <table:table-row table:style-name="ro1">
          <table:table-cell office:value-type="string">
            <text:p>chyba</text:p>
          </table:table-cell>
          <table:table-cell table:formula="of:=SQRT(SUMSQ([.C35:.C44])/90)" office:value-type="float" office:value="0.582141639885766">
            <text:p>0,6</text:p>
          </table:table-cell>
          <table:table-cell/>
          <table:table-cell table:formula="of:=SQRT(SUMSQ([.F35:.F44])/10)" office:value-type="float" office:value="1.62480768092719">
            <text:p>1,6</text:p>
          </table:table-cell>
          <table:table-cell table:formula="of:=SQRT(SUMSQ([.G35:.G44])/10)" office:value-type="float" office:value="0.781024967590666">
            <text:p>0,8</text:p>
          </table:table-cell>
          <table:table-cell table:number-columns-repeated="2"/>
          <table:table-cell table:formula="of:=SQRT(SUMSQ([.J35:.J44])/10)" office:value-type="float" office:value="0.6">
            <text:p>0,6</text:p>
          </table:table-cell>
          <table:table-cell table:formula="of:=SQRT(SUMSQ([.K35:.K44])/10)" office:value-type="float" office:value="1.2">
            <text:p>1,2</text:p>
          </table:table-cell>
          <table:table-cell table:number-columns-repeated="2"/>
          <table:table-cell table:style-name="ce14" table:formula="of:=SQRT(SUMSQ([.N35:.N44])/10)" office:value-type="float" office:value="0.0512347538297982">
            <text:p>0,05</text:p>
          </table:table-cell>
          <table:table-cell table:style-name="ce14" table:formula="of:=SQRT(SUMSQ([.O35:.O44])/10)" office:value-type="float" office:value="0.0624499799839847">
            <text:p>0,0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růměr stran</text:p>
          </table:table-cell>
          <table:table-cell table:formula="of:=AVERAGE([.D45:.E45])" office:value-type="float" office:value="-510.35">
            <text:p>-510,4</text:p>
          </table:table-cell>
          <table:table-cell table:formula="of:=SQRT(SUMSQ([.D46:.E46]))" office:value-type="float" office:value="1.80277563773199">
            <text:p>1,8</text:p>
          </table:table-cell>
          <table:table-cell/>
          <table:table-cell office:value-type="string">
            <text:p>polomě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oloměr 1</text:p>
          </table:table-cell>
          <table:table-cell table:formula="of:=( ([.L45]/2)^2 + ([.D45]/1000)^2 )/(2*-[.D45]/1000)" office:value-type="float" office:value="338.049165242472">
            <text:p>338,0</text:p>
          </table:table-cell>
          <table:table-cell table:style-name="ce11" table:formula="of:=[.D50]*SQRT( ([.D46]/[.D45])^2 + ([.L46]/[.L45])^2)" office:value-type="float" office:value="1.17073866742161">
            <text:p>1,170739</text:p>
          </table:table-cell>
          <table:table-cell table:number-columns-repeated="2"/>
          <table:table-cell table:formula="of:=( ([.M45]/2)^2 + ([.H45]/1000)^2 )/(2*[.H45]/1000)" office:value-type="float" office:value="83.9268156168265">
            <text:p>83,9</text:p>
          </table:table-cell>
          <table:table-cell table:style-name="ce11" table:formula="of:=[.H50]*SQRT( ([.H46]/[.H45])^2 + ([.M46]/[.M45])^2)" office:value-type="float" office:value="0.15262223941857">
            <text:p>0,15262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oloměr 2</text:p>
          </table:table-cell>
          <table:table-cell table:formula="of:=( ([.L45]/2)^2 + ([.E46]/1000)^2 )/(2*-[.D45]/1000)" office:value-type="float" office:value="337.793465838874">
            <text:p>337,8</text:p>
          </table:table-cell>
          <table:table-cell table:style-name="ce11" table:formula="of:=[.D51]*SQRT( ([.E46]/[.E45])^2 + ([.L46]/[.L45])^2)" office:value-type="float" office:value="0.696473345577085">
            <text:p>0,69647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/1000</text:p>
          </table:table-cell>
          <table:table-cell table:style-name="ce11" table:formula="of:=[.D48]/1000" office:value-type="float" office:value="-0.51035">
            <text:p>-0,510350</text:p>
          </table:table-cell>
          <table:table-cell table:style-name="ce11" table:formula="of:=[.E48]/1000" office:value-type="float" office:value="0.00180277563773199">
            <text:p>0,001803</text:p>
          </table:table-cell>
          <table:table-cell/>
          <table:table-cell office:value-type="string">
            <text:p>index lomu</text:p>
          </table:table-cell>
          <table:table-cell table:formula="of:=(([.D50]*[.D51])/([.G16]*10*([.D51]+[.D50])))+1" office:value-type="float" office:value="2.04596768867744">
            <text:p>2,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Přímá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ěření</text:p>
          </table:table-cell>
          <table:table-cell table:style-name="ce9" office:value-type="string">
            <text:p>Y [cm]</text:p>
          </table:table-cell>
          <table:table-cell table:style-name="ce2" office:value-type="string">
            <text:p>Y' [cm]</text:p>
          </table:table-cell>
          <table:table-cell table:style-name="ce2" office:value-type="string">
            <text:p>R [cm]</text:p>
          </table:table-cell>
          <table:table-cell table:style-name="ce2" office:value-type="string">
            <text:p><text:s/>a [cm]</text:p>
          </table:table-cell>
          <table:table-cell table:style-name="ce9" office:value-type="string">
            <text:p><text:s/>a' [cm]</text:p>
          </table:table-cell>
          <table:table-cell table:style-name="ce2" office:value-type="string">
            <text:p>f [cm]</text:p>
          </table:table-cell>
          <table:table-cell table:style-name="ce5" office:value-type="string">
            <text:p>metoda přímá</text:p>
          </table:table-cell>
          <table:table-cell table:style-name="ce12"/>
          <table:table-cell table:style-name="ce5" office:value-type="string">
            <text:p>ze zvětšení</text:p>
          </table:table-cell>
          <table:table-cell table:style-name="ce12"/>
          <table:table-cell table:style-name="ce5" office:value-type="string">
            <text:p>d</text:p>
          </table:table-cell>
          <table:table-cell table:style-name="ce5" office:value-type="string">
            <text:p>lambda</text:p>
          </table:table-cell>
          <table:table-cell table:style-name="ce5" office:value-type="string">
            <text:p>besova metoda</text:p>
          </table:table-cell>
          <table:table-cell table:style-name="ce5" table:number-columns-repeated="242"/>
          <table:table-cell table:style-name="ce12" table:number-columns-repeated="76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72.5">
            <text:p>72,5</text:p>
          </table:table-cell>
          <table:table-cell table:style-name="ce6" office:value-type="float" office:value="30.8">
            <text:p>30,8</text:p>
          </table:table-cell>
          <table:table-cell table:style-name="ce6" table:formula="of:=4-[.D59]" office:value-type="float" office:value="-26.8">
            <text:p>-26,8</text:p>
          </table:table-cell>
          <table:table-cell table:style-name="ce3" table:formula="of:=[.C59]-[.D59]" office:value-type="float" office:value="41.7">
            <text:p>41,7</text:p>
          </table:table-cell>
          <table:table-cell table:style-name="ce15" table:formula="of:=([.E59]*[.F59])/([.E59]-[.F59])" office:value-type="float" office:value="16.3147445255474">
            <text:p>16,31</text:p>
          </table:table-cell>
          <table:table-cell table:style-name="ce14" table:formula="of:=(([.C59]-[.D59])*([.C$3]-[.D59]))/(([.C$3]-[.D59])-([.C59]-[.D59]))" office:value-type="float" office:value="16.3147445255474">
            <text:p>16,31</text:p>
          </table:table-cell>
          <table:table-cell table:style-name="Default" table:formula="of:=[.G$16]-[.H59]" office:value-type="float" office:value="-0.161221294008239">
            <text:p>-0,16</text:p>
          </table:table-cell>
          <table:table-cell table:style-name="ce14" table:formula="of:=([.C59]-[.D59])/(1-(-[.E59]/[.H$3]))" office:value-type="float" office:value="-7.31578947368421">
            <text:p>-7,32</text:p>
          </table:table-cell>
          <table:table-cell table:style-name="Default" table:formula="of:=[.I$16]-[.J59]" office:value-type="float" office:value="24.0311934547737">
            <text:p>24,03</text:p>
          </table:table-cell>
          <table:table-cell table:style-name="ce14" table:formula="of:=ABS([.C$3]-[.D59])+ABS([.C59]-[.D59])" office:value-type="float" office:value="68.5">
            <text:p>68,50</text:p>
          </table:table-cell>
          <table:table-cell table:style-name="ce14" table:formula="of:=ABS([.C59]-[.D59])-ABS([.C59]-[.E59])" office:value-type="float" office:value="-57.6">
            <text:p>-57,60</text:p>
          </table:table-cell>
          <table:table-cell table:style-name="ce14" table:formula="of:=([.L59]^2-[.M59]^2)/(4*[.L59])" office:value-type="float" office:value="5.01638686131387">
            <text:p>5,02</text:p>
          </table:table-cell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75">
            <text:p>75,0</text:p>
          </table:table-cell>
          <table:table-cell table:style-name="ce6" office:value-type="float" office:value="29.2">
            <text:p>29,2</text:p>
          </table:table-cell>
          <table:table-cell table:style-name="ce6" table:formula="of:=4-[.D60]" office:value-type="float" office:value="-25.2">
            <text:p>-25,2</text:p>
          </table:table-cell>
          <table:table-cell table:style-name="ce3" table:formula="of:=[.C60]-[.D60]" office:value-type="float" office:value="45.8">
            <text:p>45,8</text:p>
          </table:table-cell>
          <table:table-cell table:style-name="ce15" table:formula="of:=([.E60]*[.F60])/([.E60]-[.F60])" office:value-type="float" office:value="16.2557746478873">
            <text:p>16,26</text:p>
          </table:table-cell>
          <table:table-cell table:style-name="ce14" table:formula="of:=(([.C60]-[.D60])*([.C$3]-[.D60]))/(([.C$3]-[.D60])-([.C60]-[.D60]))" office:value-type="float" office:value="16.2557746478873">
            <text:p>16,26</text:p>
          </table:table-cell>
          <table:table-cell table:style-name="Default" table:formula="of:=[.G$16]-[.H60]" office:value-type="float" office:value="-0.102251416348114">
            <text:p>-0,1</text:p>
          </table:table-cell>
          <table:table-cell table:style-name="ce14" table:formula="of:=([.C60]-[.D60])/(1-(-[.E60]/[.H$3]))" office:value-type="float" office:value="-8.64150943396226">
            <text:p>-8,64</text:p>
          </table:table-cell>
          <table:table-cell table:style-name="Default" table:formula="of:=[.I$16]-[.J60]" office:value-type="float" office:value="25.3569134150517">
            <text:p>25,36</text:p>
          </table:table-cell>
          <table:table-cell table:style-name="ce14" table:formula="of:=ABS([.C$3]-[.D60])+ABS([.C60]-[.D60])" office:value-type="float" office:value="71">
            <text:p>71,00</text:p>
          </table:table-cell>
          <table:table-cell table:style-name="ce14" table:formula="of:=ABS([.C60]-[.D60])-ABS([.C60]-[.E60])" office:value-type="float" office:value="-54.4">
            <text:p>-54,40</text:p>
          </table:table-cell>
          <table:table-cell table:style-name="ce14" table:formula="of:=([.L60]^2-[.M60]^2)/(4*[.L60])" office:value-type="float" office:value="7.32971830985915">
            <text:p>7,33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77.5">
            <text:p>77,5</text:p>
          </table:table-cell>
          <table:table-cell table:style-name="ce6" office:value-type="float" office:value="28">
            <text:p>28,0</text:p>
          </table:table-cell>
          <table:table-cell table:style-name="ce6" table:formula="of:=4-[.D61]" office:value-type="float" office:value="-24">
            <text:p>-24,0</text:p>
          </table:table-cell>
          <table:table-cell table:style-name="ce3" table:formula="of:=[.C61]-[.D61]" office:value-type="float" office:value="49.5">
            <text:p>49,5</text:p>
          </table:table-cell>
          <table:table-cell table:style-name="ce15" table:formula="of:=([.E61]*[.F61])/([.E61]-[.F61])" office:value-type="float" office:value="16.1632653061224">
            <text:p>16,16</text:p>
          </table:table-cell>
          <table:table-cell table:style-name="ce14" table:formula="of:=(([.C61]-[.D61])*([.C$3]-[.D61]))/(([.C$3]-[.D61])-([.C61]-[.D61]))" office:value-type="float" office:value="16.1632653061224">
            <text:p>16,16</text:p>
          </table:table-cell>
          <table:table-cell table:style-name="Default" table:formula="of:=[.G$16]-[.H61]" office:value-type="float" office:value="-0.00974207458324017">
            <text:p>-0,01</text:p>
          </table:table-cell>
          <table:table-cell table:style-name="ce14" table:formula="of:=([.C61]-[.D61])/(1-(-[.E61]/[.H$3]))" office:value-type="float" office:value="-9.9">
            <text:p>-9,90</text:p>
          </table:table-cell>
          <table:table-cell table:style-name="Default" table:formula="of:=[.I$16]-[.J61]" office:value-type="float" office:value="26.6154039810895">
            <text:p>26,62</text:p>
          </table:table-cell>
          <table:table-cell table:style-name="ce14" table:formula="of:=ABS([.C$3]-[.D61])+ABS([.C61]-[.D61])" office:value-type="float" office:value="73.5">
            <text:p>73,50</text:p>
          </table:table-cell>
          <table:table-cell table:style-name="ce14" table:formula="of:=ABS([.C61]-[.D61])-ABS([.C61]-[.E61])" office:value-type="float" office:value="-52">
            <text:p>-52,00</text:p>
          </table:table-cell>
          <table:table-cell table:style-name="ce14" table:formula="of:=([.L61]^2-[.M61]^2)/(4*[.L61])" office:value-type="float" office:value="9.17772108843537">
            <text:p>9,18</text:p>
          </table:table-cell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80">
            <text:p>80,0</text:p>
          </table:table-cell>
          <table:table-cell table:style-name="ce6" office:value-type="float" office:value="27.2">
            <text:p>27,2</text:p>
          </table:table-cell>
          <table:table-cell table:style-name="ce6" table:formula="of:=4-[.D62]" office:value-type="float" office:value="-23.2">
            <text:p>-23,2</text:p>
          </table:table-cell>
          <table:table-cell table:style-name="ce3" table:formula="of:=[.C62]-[.D62]" office:value-type="float" office:value="52.8">
            <text:p>52,8</text:p>
          </table:table-cell>
          <table:table-cell table:style-name="ce15" table:formula="of:=([.E62]*[.F62])/([.E62]-[.F62])" office:value-type="float" office:value="16.1178947368421">
            <text:p>16,12</text:p>
          </table:table-cell>
          <table:table-cell table:style-name="ce14" table:formula="of:=(([.C62]-[.D62])*([.C$3]-[.D62]))/(([.C$3]-[.D62])-([.C62]-[.D62]))" office:value-type="float" office:value="16.1178947368421">
            <text:p>16,12</text:p>
          </table:table-cell>
          <table:table-cell table:style-name="Default" table:formula="of:=[.G$16]-[.H62]" office:value-type="float" office:value="0.0356284946971037">
            <text:p>0,04</text:p>
          </table:table-cell>
          <table:table-cell table:style-name="ce14" table:formula="of:=([.C62]-[.D62])/(1-(-[.E62]/[.H$3]))" office:value-type="float" office:value="-11">
            <text:p>-11,00</text:p>
          </table:table-cell>
          <table:table-cell table:style-name="Default" table:formula="of:=[.I$16]-[.J62]" office:value-type="float" office:value="27.7154039810895">
            <text:p>27,72</text:p>
          </table:table-cell>
          <table:table-cell table:style-name="ce14" table:formula="of:=ABS([.C$3]-[.D62])+ABS([.C62]-[.D62])" office:value-type="float" office:value="76">
            <text:p>76,00</text:p>
          </table:table-cell>
          <table:table-cell table:style-name="ce14" table:formula="of:=ABS([.C62]-[.D62])-ABS([.C62]-[.E62])" office:value-type="float" office:value="-50.4">
            <text:p>-50,40</text:p>
          </table:table-cell>
          <table:table-cell table:style-name="ce14" table:formula="of:=([.L62]^2-[.M62]^2)/(4*[.L62])" office:value-type="float" office:value="10.6442105263158">
            <text:p>10,64</text:p>
          </table:table-cell>
          <table:table-cell table:number-columns-repeated="101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82.5">
            <text:p>82,5</text:p>
          </table:table-cell>
          <table:table-cell table:style-name="ce6" office:value-type="float" office:value="26.7">
            <text:p>26,7</text:p>
          </table:table-cell>
          <table:table-cell table:style-name="ce6" table:formula="of:=4-[.D63]" office:value-type="float" office:value="-22.7">
            <text:p>-22,7</text:p>
          </table:table-cell>
          <table:table-cell table:style-name="ce3" table:formula="of:=[.C63]-[.D63]" office:value-type="float" office:value="55.8">
            <text:p>55,8</text:p>
          </table:table-cell>
          <table:table-cell table:style-name="ce15" table:formula="of:=([.E63]*[.F63])/([.E63]-[.F63])" office:value-type="float" office:value="16.135796178344">
            <text:p>16,14</text:p>
          </table:table-cell>
          <table:table-cell table:style-name="ce14" table:formula="of:=(([.C63]-[.D63])*([.C$3]-[.D63]))/(([.C$3]-[.D63])-([.C63]-[.D63]))" office:value-type="float" office:value="16.135796178344">
            <text:p>16,14</text:p>
          </table:table-cell>
          <table:table-cell table:style-name="Default" table:formula="of:=[.G$16]-[.H63]" office:value-type="float" office:value="0.0177270531952587">
            <text:p>0,02</text:p>
          </table:table-cell>
          <table:table-cell table:style-name="ce14" table:formula="of:=([.C63]-[.D63])/(1-(-[.E63]/[.H$3]))" office:value-type="float" office:value="-11.9358288770053">
            <text:p>-11,94</text:p>
          </table:table-cell>
          <table:table-cell table:style-name="Default" table:formula="of:=[.I$16]-[.J63]" office:value-type="float" office:value="28.6512328580948">
            <text:p>28,65</text:p>
          </table:table-cell>
          <table:table-cell table:style-name="ce14" table:formula="of:=ABS([.C$3]-[.D63])+ABS([.C63]-[.D63])" office:value-type="float" office:value="78.5">
            <text:p>78,50</text:p>
          </table:table-cell>
          <table:table-cell table:style-name="ce14" table:formula="of:=ABS([.C63]-[.D63])-ABS([.C63]-[.E63])" office:value-type="float" office:value="-49.4">
            <text:p>-49,40</text:p>
          </table:table-cell>
          <table:table-cell table:style-name="ce14" table:formula="of:=([.L63]^2-[.M63]^2)/(4*[.L63])" office:value-type="float" office:value="11.853152866242">
            <text:p>11,85</text:p>
          </table:table-cell>
          <table:table-cell table:number-columns-repeated="101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85">
            <text:p>85,0</text:p>
          </table:table-cell>
          <table:table-cell table:style-name="ce6" office:value-type="float" office:value="26.1">
            <text:p>26,1</text:p>
          </table:table-cell>
          <table:table-cell table:style-name="ce6" table:formula="of:=4-[.D64]" office:value-type="float" office:value="-22.1">
            <text:p>-22,1</text:p>
          </table:table-cell>
          <table:table-cell table:style-name="ce3" table:formula="of:=[.C64]-[.D64]" office:value-type="float" office:value="58.9">
            <text:p>58,9</text:p>
          </table:table-cell>
          <table:table-cell table:style-name="ce15" table:formula="of:=([.E64]*[.F64])/([.E64]-[.F64])" office:value-type="float" office:value="16.0702469135802">
            <text:p>16,07</text:p>
          </table:table-cell>
          <table:table-cell table:style-name="ce14" table:formula="of:=(([.C64]-[.D64])*([.C$3]-[.D64]))/(([.C$3]-[.D64])-([.C64]-[.D64]))" office:value-type="float" office:value="16.0702469135802">
            <text:p>16,07</text:p>
          </table:table-cell>
          <table:table-cell table:style-name="Default" table:formula="of:=[.G$16]-[.H64]" office:value-type="float" office:value="0.0832763179589584">
            <text:p>0,08</text:p>
          </table:table-cell>
          <table:table-cell table:style-name="ce14" table:formula="of:=([.C64]-[.D64])/(1-(-[.E64]/[.H$3]))" office:value-type="float" office:value="-13.0165745856354">
            <text:p>-13,02</text:p>
          </table:table-cell>
          <table:table-cell table:style-name="Default" table:formula="of:=[.I$16]-[.J64]" office:value-type="float" office:value="29.7319785667248">
            <text:p>29,73</text:p>
          </table:table-cell>
          <table:table-cell table:style-name="ce14" table:formula="of:=ABS([.C$3]-[.D64])+ABS([.C64]-[.D64])" office:value-type="float" office:value="81">
            <text:p>81,00</text:p>
          </table:table-cell>
          <table:table-cell table:style-name="ce14" table:formula="of:=ABS([.C64]-[.D64])-ABS([.C64]-[.E64])" office:value-type="float" office:value="-48.2">
            <text:p>-48,20</text:p>
          </table:table-cell>
          <table:table-cell table:style-name="ce14" table:formula="of:=([.L64]^2-[.M64]^2)/(4*[.L64])" office:value-type="float" office:value="13.0795061728395">
            <text:p>13,08</text:p>
          </table:table-cell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87.5">
            <text:p>87,5</text:p>
          </table:table-cell>
          <table:table-cell table:style-name="ce6" office:value-type="float" office:value="25.8">
            <text:p>25,8</text:p>
          </table:table-cell>
          <table:table-cell table:style-name="ce6" table:formula="of:=4-[.D65]" office:value-type="float" office:value="-21.8">
            <text:p>-21,8</text:p>
          </table:table-cell>
          <table:table-cell table:style-name="ce3" table:formula="of:=[.C65]-[.D65]" office:value-type="float" office:value="61.7">
            <text:p>61,7</text:p>
          </table:table-cell>
          <table:table-cell table:style-name="ce15" table:formula="of:=([.E65]*[.F65])/([.E65]-[.F65])" office:value-type="float" office:value="16.108502994012">
            <text:p>16,11</text:p>
          </table:table-cell>
          <table:table-cell table:style-name="ce14" table:formula="of:=(([.C65]-[.D65])*([.C$3]-[.D65]))/(([.C$3]-[.D65])-([.C65]-[.D65]))" office:value-type="float" office:value="16.108502994012">
            <text:p>16,11</text:p>
          </table:table-cell>
          <table:table-cell table:style-name="Default" table:formula="of:=[.G$16]-[.H65]" office:value-type="float" office:value="0.0450202375272291">
            <text:p>0,05</text:p>
          </table:table-cell>
          <table:table-cell table:style-name="ce14" table:formula="of:=([.C65]-[.D65])/(1-(-[.E65]/[.H$3]))" office:value-type="float" office:value="-13.8651685393258">
            <text:p>-13,87</text:p>
          </table:table-cell>
          <table:table-cell table:style-name="Default" table:formula="of:=[.I$16]-[.J65]" office:value-type="float" office:value="30.5805725204153">
            <text:p>30,58</text:p>
          </table:table-cell>
          <table:table-cell table:style-name="ce14" table:formula="of:=ABS([.C$3]-[.D65])+ABS([.C65]-[.D65])" office:value-type="float" office:value="83.5">
            <text:p>83,50</text:p>
          </table:table-cell>
          <table:table-cell table:style-name="ce14" table:formula="of:=ABS([.C65]-[.D65])-ABS([.C65]-[.E65])" office:value-type="float" office:value="-47.6">
            <text:p>-47,60</text:p>
          </table:table-cell>
          <table:table-cell table:style-name="ce14" table:formula="of:=([.L65]^2-[.M65]^2)/(4*[.L65])" office:value-type="float" office:value="14.0912874251497">
            <text:p>14,09</text:p>
          </table:table-cell>
          <table:table-cell table:number-columns-repeated="101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90">
            <text:p>90,0</text:p>
          </table:table-cell>
          <table:table-cell table:style-name="ce6" office:value-type="float" office:value="25.65">
            <text:p>25,7</text:p>
          </table:table-cell>
          <table:table-cell table:style-name="ce6" table:formula="of:=4-[.D66]" office:value-type="float" office:value="-21.65">
            <text:p>-21,7</text:p>
          </table:table-cell>
          <table:table-cell table:style-name="ce6" table:formula="of:=[.C66]-[.D66]" office:value-type="float" office:value="64.35">
            <text:p>64,4</text:p>
          </table:table-cell>
          <table:table-cell table:style-name="ce15" table:formula="of:=([.E66]*[.F66])/([.E66]-[.F66])" office:value-type="float" office:value="16.199738372093">
            <text:p>16,20</text:p>
          </table:table-cell>
          <table:table-cell table:style-name="ce14" table:formula="of:=(([.C66]-[.D66])*([.C$3]-[.D66]))/(([.C$3]-[.D66])-([.C66]-[.D66]))" office:value-type="float" office:value="16.199738372093">
            <text:p>16,20</text:p>
          </table:table-cell>
          <table:table-cell table:style-name="Default" table:formula="of:=[.G$16]-[.H66]" office:value-type="float" office:value="-0.0462151405538123">
            <text:p>-0,05</text:p>
          </table:table-cell>
          <table:table-cell table:style-name="ce14" table:formula="of:=([.C66]-[.D66])/(1-(-[.E66]/[.H$3]))" office:value-type="float" office:value="-14.5835694050992">
            <text:p>-14,58</text:p>
          </table:table-cell>
          <table:table-cell table:style-name="Default" table:formula="of:=[.I$16]-[.J66]" office:value-type="float" office:value="31.2989733861886">
            <text:p>31,3</text:p>
          </table:table-cell>
          <table:table-cell table:style-name="ce14" table:formula="of:=ABS([.C$3]-[.D66])+ABS([.C66]-[.D66])" office:value-type="float" office:value="86">
            <text:p>86,00</text:p>
          </table:table-cell>
          <table:table-cell table:style-name="ce14" table:formula="of:=ABS([.C66]-[.D66])-ABS([.C66]-[.E66])" office:value-type="float" office:value="-47.3">
            <text:p>-47,30</text:p>
          </table:table-cell>
          <table:table-cell table:style-name="ce14" table:formula="of:=([.L66]^2-[.M66]^2)/(4*[.L66])" office:value-type="float" office:value="14.99625">
            <text:p>15,00</text:p>
          </table:table-cell>
          <table:table-cell table:number-columns-repeated="101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92.5">
            <text:p>92,5</text:p>
          </table:table-cell>
          <table:table-cell table:style-name="ce6" office:value-type="float" office:value="25.1">
            <text:p>25,1</text:p>
          </table:table-cell>
          <table:table-cell table:style-name="ce6" table:formula="of:=4-[.D67]" office:value-type="float" office:value="-21.1">
            <text:p>-21,1</text:p>
          </table:table-cell>
          <table:table-cell table:style-name="ce3" table:formula="of:=[.C67]-[.D67]" office:value-type="float" office:value="67.4">
            <text:p>67,4</text:p>
          </table:table-cell>
          <table:table-cell table:style-name="ce15" table:formula="of:=([.E67]*[.F67])/([.E67]-[.F67])" office:value-type="float" office:value="16.0693785310735">
            <text:p>16,07</text:p>
          </table:table-cell>
          <table:table-cell table:style-name="ce14" table:formula="of:=(([.C67]-[.D67])*([.C$3]-[.D67]))/(([.C$3]-[.D67])-([.C67]-[.D67]))" office:value-type="float" office:value="16.0693785310735">
            <text:p>16,07</text:p>
          </table:table-cell>
          <table:table-cell table:style-name="Default" table:formula="of:=[.G$16]-[.H67]" office:value-type="float" office:value="0.0841447004657567">
            <text:p>0,08</text:p>
          </table:table-cell>
          <table:table-cell table:style-name="ce14" table:formula="of:=([.C67]-[.D67])/(1-(-[.E67]/[.H$3]))" office:value-type="float" office:value="-15.766081871345">
            <text:p>-15,77</text:p>
          </table:table-cell>
          <table:table-cell table:style-name="Default" table:formula="of:=[.I$16]-[.J67]" office:value-type="float" office:value="32.4814858524345">
            <text:p>32,48</text:p>
          </table:table-cell>
          <table:table-cell table:style-name="ce14" table:formula="of:=ABS([.C$3]-[.D67])+ABS([.C67]-[.D67])" office:value-type="float" office:value="88.5">
            <text:p>88,50</text:p>
          </table:table-cell>
          <table:table-cell table:style-name="ce14" table:formula="of:=ABS([.C67]-[.D67])-ABS([.C67]-[.E67])" office:value-type="float" office:value="-46.2">
            <text:p>-46,20</text:p>
          </table:table-cell>
          <table:table-cell table:style-name="ce14" table:formula="of:=([.L67]^2-[.M67]^2)/(4*[.L67])" office:value-type="float" office:value="16.0955084745763">
            <text:p>16,10</text:p>
          </table:table-cell>
          <table:table-cell table:number-columns-repeated="101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95">
            <text:p>95,0</text:p>
          </table:table-cell>
          <table:table-cell table:style-name="ce6" office:value-type="float" office:value="24.9">
            <text:p>24,9</text:p>
          </table:table-cell>
          <table:table-cell table:style-name="ce6" table:formula="of:=4-[.D68]" office:value-type="float" office:value="-20.9">
            <text:p>-20,9</text:p>
          </table:table-cell>
          <table:table-cell table:style-name="ce3" table:formula="of:=[.C68]-[.D68]" office:value-type="float" office:value="70.1">
            <text:p>70,1</text:p>
          </table:table-cell>
          <table:table-cell table:style-name="ce15" table:formula="of:=([.E68]*[.F68])/([.E68]-[.F68])" office:value-type="float" office:value="16.0998901098901">
            <text:p>16,10</text:p>
          </table:table-cell>
          <table:table-cell table:style-name="ce14" table:formula="of:=(([.C68]-[.D68])*([.C$3]-[.D68]))/(([.C$3]-[.D68])-([.C68]-[.D68]))" office:value-type="float" office:value="16.0998901098901">
            <text:p>16,10</text:p>
          </table:table-cell>
          <table:table-cell table:style-name="Default" table:formula="of:=[.G$16]-[.H68]" office:value-type="float" office:value="0.0536331216490993">
            <text:p>0,05</text:p>
          </table:table-cell>
          <table:table-cell table:style-name="ce14" table:formula="of:=([.C68]-[.D68])/(1-(-[.E68]/[.H$3]))" office:value-type="float" office:value="-16.5917159763314">
            <text:p>-16,59</text:p>
          </table:table-cell>
          <table:table-cell table:style-name="Default" table:formula="of:=[.I$16]-[.J68]" office:value-type="float" office:value="33.3071199574208">
            <text:p>33,31</text:p>
          </table:table-cell>
          <table:table-cell table:style-name="ce14" table:formula="of:=ABS([.C$3]-[.D68])+ABS([.C68]-[.D68])" office:value-type="float" office:value="91">
            <text:p>91,00</text:p>
          </table:table-cell>
          <table:table-cell table:style-name="ce14" table:formula="of:=ABS([.C68]-[.D68])-ABS([.C68]-[.E68])" office:value-type="float" office:value="-45.8">
            <text:p>-45,80</text:p>
          </table:table-cell>
          <table:table-cell table:style-name="ce14" table:formula="of:=([.L68]^2-[.M68]^2)/(4*[.L68])" office:value-type="float" office:value="16.9872527472527">
            <text:p>16,99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Default"/>
          <table:table-cell table:style-name="ce14" table:formula="of:=AVERAGE([.H59:.H68])" office:value-type="float" office:value="16.1535232315392">
            <text:p>16,15</text:p>
          </table:table-cell>
          <table:table-cell table:style-name="ce14" table:formula="of:=SQRT(SUMSQ([.I59:.I68])/90)" office:value-type="float" office:value="0.0256429874199899">
            <text:p>0,03</text:p>
          </table:table-cell>
          <table:table-cell table:style-name="ce14" table:formula="of:=AVERAGE([.J59:.J68])" office:value-type="float" office:value="-12.2616238162389">
            <text:p>-12,26</text:p>
          </table:table-cell>
          <table:table-cell table:style-name="ce14" table:formula="of:=SQRT(SUMSQ([.K59:.K68])/90)" office:value-type="float" office:value="9.70743510650893">
            <text:p>9,71</text:p>
          </table:table-cell>
          <table:table-cell table:style-name="ce14" table:number-columns-repeated="2"/>
          <table:table-cell table:style-name="ce14" table:formula="of:=AVERAGE([.N59:.N68])" office:value-type="float" office:value="11.9270994471984">
            <text:p>11,93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14" table:formula="of:=STDEV([.H59:.H68])" office:value-type="float" office:value="0.0810902462582128">
            <text:p>0,08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string">
            <text:p>besselov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y</text:p>
          </table:table-cell>
          <table:table-cell office:value-type="float" office:value="4">
            <text:p>4,0</text:p>
          </table:table-cell>
          <table:table-cell office:value-type="string">
            <text:p>cm</text:p>
          </table:table-cell>
          <table:table-cell/>
          <table:table-cell table:style-name="ce5" office:value-type="string">
            <text:p>velikost přemětu</text:p>
          </table:table-cell>
          <table:table-cell/>
          <table:table-cell office:value-type="float" office:value="4">
            <text:p>4,0</text:p>
          </table:table-cell>
          <table:table-cell office:value-type="string">
            <text:p>cm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ěření</text:p>
          </table:table-cell>
          <table:table-cell table:style-name="ce2" office:value-type="string">
            <text:p>Y' [cm]</text:p>
          </table:table-cell>
          <table:table-cell table:style-name="ce2" office:value-type="string">
            <text:p>R1 [cm]</text:p>
          </table:table-cell>
          <table:table-cell table:style-name="ce2" office:value-type="string">
            <text:p>y' [cm]</text:p>
          </table:table-cell>
          <table:table-cell table:style-name="ce13" office:value-type="string">
            <text:p>β [cm]</text:p>
          </table:table-cell>
          <table:table-cell table:style-name="ce2" office:value-type="string">
            <text:p>a' [cm]</text:p>
          </table:table-cell>
          <table:table-cell table:style-name="ce16" office:value-type="string">
            <text:p>f [cm]</text:p>
          </table:table-cell>
          <table:table-cell table:style-name="ce9"/>
          <table:table-cell/>
          <table:table-cell table:style-name="Default"/>
          <table:table-cell office:value-type="string">
            <text:p>d</text:p>
          </table:table-cell>
          <table:table-cell office:value-type="string">
            <text:p>lambda</text:p>
          </table:table-cell>
          <table:table-cell office:value-type="string">
            <text:p>besova metoda</text:p>
          </table:table-cell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72.5">
            <text:p>72,5</text:p>
          </table:table-cell>
          <table:table-cell table:style-name="ce6" office:value-type="float" office:value="30.8">
            <text:p>30,8</text:p>
          </table:table-cell>
          <table:table-cell table:style-name="ce6" office:value-type="float" office:value="5.9">
            <text:p>5,9</text:p>
          </table:table-cell>
          <table:table-cell table:style-name="ce6" table:formula="of:=[.D76]/4" office:value-type="float" office:value="1.475">
            <text:p>1,5</text:p>
          </table:table-cell>
          <table:table-cell table:style-name="ce6" table:formula="of:=[.B76]-[.C76]" office:value-type="float" office:value="41.7">
            <text:p>41,7</text:p>
          </table:table-cell>
          <table:table-cell table:style-name="ce15" table:formula="of:=([.F76])/(1-(-[.E76]))" office:value-type="float" office:value="16.8484848484848">
            <text:p>16,85</text:p>
          </table:table-cell>
          <table:table-cell table:style-name="ce3"/>
          <table:table-cell table:style-name="ce14"/>
          <table:table-cell table:style-name="Default"/>
          <table:table-cell table:style-name="ce14" table:formula="of:=ABS([.C$3]-[.C76])+ABS([.C76]-[.C76])" office:value-type="float" office:value="26.8">
            <text:p>26,80</text:p>
          </table:table-cell>
          <table:table-cell table:style-name="ce14" table:formula="of:=ABS([.C76]-[.C76])-ABS([.C76]-[.E76])" office:value-type="float" office:value="-29.325">
            <text:p>-29,33</text:p>
          </table:table-cell>
          <table:table-cell table:style-name="ce14" table:formula="of:=([.K76]^2-[.L76]^2)/(4*[.K76])" office:value-type="float" office:value="-1.32197411380597">
            <text:p>-1,32</text:p>
          </table:table-cell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75">
            <text:p>75,0</text:p>
          </table:table-cell>
          <table:table-cell table:style-name="ce6" office:value-type="float" office:value="29.2">
            <text:p>29,2</text:p>
          </table:table-cell>
          <table:table-cell table:style-name="ce6" office:value-type="float" office:value="6.9">
            <text:p>6,9</text:p>
          </table:table-cell>
          <table:table-cell table:style-name="ce6" table:formula="of:=[.D77]/4" office:value-type="float" office:value="1.725">
            <text:p>1,7</text:p>
          </table:table-cell>
          <table:table-cell table:style-name="ce6" table:formula="of:=[.B77]-[.C77]" office:value-type="float" office:value="45.8">
            <text:p>45,8</text:p>
          </table:table-cell>
          <table:table-cell table:style-name="ce15" table:formula="of:=([.F77])/(1-(-[.E77]))" office:value-type="float" office:value="16.8073394495413">
            <text:p>16,81</text:p>
          </table:table-cell>
          <table:table-cell table:style-name="ce3"/>
          <table:table-cell table:style-name="ce14"/>
          <table:table-cell table:style-name="Default"/>
          <table:table-cell table:style-name="ce14" table:formula="of:=ABS([.C$3]-[.C77])+ABS([.C77]-[.C77])" office:value-type="float" office:value="25.2">
            <text:p>25,20</text:p>
          </table:table-cell>
          <table:table-cell table:style-name="ce14" table:formula="of:=ABS([.C77]-[.C77])-ABS([.C77]-[.E77])" office:value-type="float" office:value="-27.475">
            <text:p>-27,48</text:p>
          </table:table-cell>
          <table:table-cell table:style-name="ce14" table:formula="of:=([.K77]^2-[.L77]^2)/(4*[.K77])" office:value-type="float" office:value="-1.18884548611111">
            <text:p>-1,19</text:p>
          </table:table-cell>
          <table:table-cell table:number-columns-repeated="101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float" office:value="77.5">
            <text:p>77,5</text:p>
          </table:table-cell>
          <table:table-cell table:style-name="ce6" office:value-type="float" office:value="28">
            <text:p>28,0</text:p>
          </table:table-cell>
          <table:table-cell table:style-name="ce6" office:value-type="float" office:value="7.8">
            <text:p>7,8</text:p>
          </table:table-cell>
          <table:table-cell table:style-name="ce6" table:formula="of:=[.D78]/4" office:value-type="float" office:value="1.95">
            <text:p>2,0</text:p>
          </table:table-cell>
          <table:table-cell table:style-name="ce6" table:formula="of:=[.B78]-[.C78]" office:value-type="float" office:value="49.5">
            <text:p>49,5</text:p>
          </table:table-cell>
          <table:table-cell table:style-name="ce15" table:formula="of:=([.F78])/(1-(-[.E78]))" office:value-type="float" office:value="16.7796610169492">
            <text:p>16,78</text:p>
          </table:table-cell>
          <table:table-cell table:style-name="ce3"/>
          <table:table-cell table:style-name="ce14"/>
          <table:table-cell table:style-name="Default"/>
          <table:table-cell table:style-name="ce14" table:formula="of:=ABS([.C$3]-[.C78])+ABS([.C78]-[.C78])" office:value-type="float" office:value="24">
            <text:p>24,00</text:p>
          </table:table-cell>
          <table:table-cell table:style-name="ce14" table:formula="of:=ABS([.C78]-[.C78])-ABS([.C78]-[.E78])" office:value-type="float" office:value="-26.05">
            <text:p>-26,05</text:p>
          </table:table-cell>
          <table:table-cell table:style-name="ce14" table:formula="of:=([.K78]^2-[.L78]^2)/(4*[.K78])" office:value-type="float" office:value="-1.06877604166667">
            <text:p>-1,07</text:p>
          </table:table-cell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80">
            <text:p>80,0</text:p>
          </table:table-cell>
          <table:table-cell table:style-name="ce6" office:value-type="float" office:value="27.2">
            <text:p>27,2</text:p>
          </table:table-cell>
          <table:table-cell table:style-name="ce6" office:value-type="float" office:value="8.7">
            <text:p>8,7</text:p>
          </table:table-cell>
          <table:table-cell table:style-name="ce6" table:formula="of:=[.D79]/4" office:value-type="float" office:value="2.175">
            <text:p>2,2</text:p>
          </table:table-cell>
          <table:table-cell table:style-name="ce6" table:formula="of:=[.B79]-[.C79]" office:value-type="float" office:value="52.8">
            <text:p>52,8</text:p>
          </table:table-cell>
          <table:table-cell table:style-name="ce15" table:formula="of:=([.F79])/(1-(-[.E79]))" office:value-type="float" office:value="16.6299212598425">
            <text:p>16,63</text:p>
          </table:table-cell>
          <table:table-cell table:style-name="ce3"/>
          <table:table-cell table:style-name="ce14"/>
          <table:table-cell table:style-name="Default"/>
          <table:table-cell table:style-name="ce14" table:formula="of:=ABS([.C$3]-[.C79])+ABS([.C79]-[.C79])" office:value-type="float" office:value="23.2">
            <text:p>23,20</text:p>
          </table:table-cell>
          <table:table-cell table:style-name="ce14" table:formula="of:=ABS([.C79]-[.C79])-ABS([.C79]-[.E79])" office:value-type="float" office:value="-25.025">
            <text:p>-25,03</text:p>
          </table:table-cell>
          <table:table-cell table:style-name="ce14" table:formula="of:=([.K79]^2-[.L79]^2)/(4*[.K79])" office:value-type="float" office:value="-0.948390355603447">
            <text:p>-0,95</text:p>
          </table:table-cell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6" office:value-type="float" office:value="82.5">
            <text:p>82,5</text:p>
          </table:table-cell>
          <table:table-cell table:style-name="ce6" office:value-type="float" office:value="26.7">
            <text:p>26,7</text:p>
          </table:table-cell>
          <table:table-cell table:style-name="ce6" office:value-type="float" office:value="9.35">
            <text:p>9,4</text:p>
          </table:table-cell>
          <table:table-cell table:style-name="ce6" table:formula="of:=[.D80]/4" office:value-type="float" office:value="2.3375">
            <text:p>2,3</text:p>
          </table:table-cell>
          <table:table-cell table:style-name="ce6" table:formula="of:=[.B80]-[.C80]" office:value-type="float" office:value="55.8">
            <text:p>55,8</text:p>
          </table:table-cell>
          <table:table-cell table:style-name="ce15" table:formula="of:=([.F80])/(1-(-[.E80]))" office:value-type="float" office:value="16.7191011235955">
            <text:p>16,72</text:p>
          </table:table-cell>
          <table:table-cell table:style-name="ce3"/>
          <table:table-cell table:style-name="ce14"/>
          <table:table-cell table:style-name="Default"/>
          <table:table-cell table:style-name="ce14" table:formula="of:=ABS([.C$3]-[.C80])+ABS([.C80]-[.C80])" office:value-type="float" office:value="22.7">
            <text:p>22,70</text:p>
          </table:table-cell>
          <table:table-cell table:style-name="ce14" table:formula="of:=ABS([.C80]-[.C80])-ABS([.C80]-[.E80])" office:value-type="float" office:value="-24.3625">
            <text:p>-24,36</text:p>
          </table:table-cell>
          <table:table-cell table:style-name="ce14" table:formula="of:=([.K80]^2-[.L80]^2)/(4*[.K80])" office:value-type="float" office:value="-0.861689496145375">
            <text:p>-0,86</text:p>
          </table:table-cell>
          <table:table-cell table:number-columns-repeated="101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85">
            <text:p>85,0</text:p>
          </table:table-cell>
          <table:table-cell table:style-name="ce6" office:value-type="float" office:value="26.1">
            <text:p>26,1</text:p>
          </table:table-cell>
          <table:table-cell table:style-name="ce6" office:value-type="float" office:value="10.1">
            <text:p>10,1</text:p>
          </table:table-cell>
          <table:table-cell table:style-name="ce6" table:formula="of:=[.D81]/4" office:value-type="float" office:value="2.525">
            <text:p>2,5</text:p>
          </table:table-cell>
          <table:table-cell table:style-name="ce6" table:formula="of:=[.B81]-[.C81]" office:value-type="float" office:value="58.9">
            <text:p>58,9</text:p>
          </table:table-cell>
          <table:table-cell table:style-name="ce15" table:formula="of:=([.F81])/(1-(-[.E81]))" office:value-type="float" office:value="16.709219858156">
            <text:p>16,71</text:p>
          </table:table-cell>
          <table:table-cell table:style-name="ce3"/>
          <table:table-cell table:style-name="ce14"/>
          <table:table-cell table:style-name="Default"/>
          <table:table-cell table:style-name="ce14" table:formula="of:=ABS([.C$3]-[.C81])+ABS([.C81]-[.C81])" office:value-type="float" office:value="22.1">
            <text:p>22,10</text:p>
          </table:table-cell>
          <table:table-cell table:style-name="ce14" table:formula="of:=ABS([.C81]-[.C81])-ABS([.C81]-[.E81])" office:value-type="float" office:value="-23.575">
            <text:p>-23,58</text:p>
          </table:table-cell>
          <table:table-cell table:style-name="ce14" table:formula="of:=([.K81]^2-[.L81]^2)/(4*[.K81])" office:value-type="float" office:value="-0.762111142533937">
            <text:p>-0,76</text:p>
          </table:table-cell>
          <table:table-cell table:number-columns-repeated="101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6" office:value-type="float" office:value="87.5">
            <text:p>87,5</text:p>
          </table:table-cell>
          <table:table-cell table:style-name="ce6" office:value-type="float" office:value="25.8">
            <text:p>25,8</text:p>
          </table:table-cell>
          <table:table-cell table:style-name="ce6" office:value-type="float" office:value="10.7">
            <text:p>10,7</text:p>
          </table:table-cell>
          <table:table-cell table:style-name="ce6" table:formula="of:=[.D82]/4" office:value-type="float" office:value="2.675">
            <text:p>2,7</text:p>
          </table:table-cell>
          <table:table-cell table:style-name="ce6" table:formula="of:=[.B82]-[.C82]" office:value-type="float" office:value="61.7">
            <text:p>61,7</text:p>
          </table:table-cell>
          <table:table-cell table:style-name="ce15" table:formula="of:=([.F82])/(1-(-[.E82]))" office:value-type="float" office:value="16.7891156462585">
            <text:p>16,79</text:p>
          </table:table-cell>
          <table:table-cell table:style-name="ce3"/>
          <table:table-cell table:style-name="ce14"/>
          <table:table-cell table:style-name="Default"/>
          <table:table-cell table:style-name="ce14" table:formula="of:=ABS([.C$3]-[.C82])+ABS([.C82]-[.C82])" office:value-type="float" office:value="21.8">
            <text:p>21,80</text:p>
          </table:table-cell>
          <table:table-cell table:style-name="ce14" table:formula="of:=ABS([.C82]-[.C82])-ABS([.C82]-[.E82])" office:value-type="float" office:value="-23.125">
            <text:p>-23,13</text:p>
          </table:table-cell>
          <table:table-cell table:style-name="ce14" table:formula="of:=([.K82]^2-[.L82]^2)/(4*[.K82])" office:value-type="float" office:value="-0.682633314220183">
            <text:p>-0,68</text:p>
          </table:table-cell>
          <table:table-cell table:number-columns-repeated="101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6" office:value-type="float" office:value="90">
            <text:p>90,0</text:p>
          </table:table-cell>
          <table:table-cell table:style-name="ce6" office:value-type="float" office:value="25.65">
            <text:p>25,7</text:p>
          </table:table-cell>
          <table:table-cell table:style-name="ce6" office:value-type="float" office:value="11.3">
            <text:p>11,3</text:p>
          </table:table-cell>
          <table:table-cell table:style-name="ce6" table:formula="of:=[.D83]/4" office:value-type="float" office:value="2.825">
            <text:p>2,8</text:p>
          </table:table-cell>
          <table:table-cell table:style-name="ce6" table:formula="of:=[.B83]-[.C83]" office:value-type="float" office:value="64.35">
            <text:p>64,4</text:p>
          </table:table-cell>
          <table:table-cell table:style-name="ce15" table:formula="of:=([.F83])/(1-(-[.E83]))" office:value-type="float" office:value="16.8235294117647">
            <text:p>16,82</text:p>
          </table:table-cell>
          <table:table-cell table:style-name="ce3"/>
          <table:table-cell table:style-name="ce14"/>
          <table:table-cell table:style-name="Default"/>
          <table:table-cell table:style-name="ce14" table:formula="of:=ABS([.C$3]-[.C83])+ABS([.C83]-[.C83])" office:value-type="float" office:value="21.65">
            <text:p>21,65</text:p>
          </table:table-cell>
          <table:table-cell table:style-name="ce14" table:formula="of:=ABS([.C83]-[.C83])-ABS([.C83]-[.E83])" office:value-type="float" office:value="-22.825">
            <text:p>-22,83</text:p>
          </table:table-cell>
          <table:table-cell table:style-name="ce14" table:formula="of:=([.K83]^2-[.L83]^2)/(4*[.K83])" office:value-type="float" office:value="-0.603442551963049">
            <text:p>-0,60</text:p>
          </table:table-cell>
          <table:table-cell table:number-columns-repeated="101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6" office:value-type="float" office:value="92.5">
            <text:p>92,5</text:p>
          </table:table-cell>
          <table:table-cell table:style-name="ce6" office:value-type="float" office:value="25.1">
            <text:p>25,1</text:p>
          </table:table-cell>
          <table:table-cell table:style-name="ce6" office:value-type="float" office:value="12.1">
            <text:p>12,1</text:p>
          </table:table-cell>
          <table:table-cell table:style-name="ce6" table:formula="of:=[.D84]/4" office:value-type="float" office:value="3.025">
            <text:p>3,0</text:p>
          </table:table-cell>
          <table:table-cell table:style-name="ce6" table:formula="of:=[.B84]-[.C84]" office:value-type="float" office:value="67.4">
            <text:p>67,4</text:p>
          </table:table-cell>
          <table:table-cell table:style-name="ce15" table:formula="of:=([.F84])/(1-(-[.E84]))" office:value-type="float" office:value="16.7453416149068">
            <text:p>16,75</text:p>
          </table:table-cell>
          <table:table-cell table:style-name="ce3"/>
          <table:table-cell table:style-name="ce14"/>
          <table:table-cell table:style-name="Default"/>
          <table:table-cell table:style-name="ce14" table:formula="of:=ABS([.C$3]-[.C84])+ABS([.C84]-[.C84])" office:value-type="float" office:value="21.1">
            <text:p>21,10</text:p>
          </table:table-cell>
          <table:table-cell table:style-name="ce14" table:formula="of:=ABS([.C84]-[.C84])-ABS([.C84]-[.E84])" office:value-type="float" office:value="-22.075">
            <text:p>-22,08</text:p>
          </table:table-cell>
          <table:table-cell table:style-name="ce14" table:formula="of:=([.K84]^2-[.L84]^2)/(4*[.K84])" office:value-type="float" office:value="-0.498763329383887">
            <text:p>-0,50</text:p>
          </table:table-cell>
          <table:table-cell table:number-columns-repeated="101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float" office:value="95">
            <text:p>95,0</text:p>
          </table:table-cell>
          <table:table-cell table:style-name="ce6" office:value-type="float" office:value="24.9">
            <text:p>24,9</text:p>
          </table:table-cell>
          <table:table-cell table:style-name="ce6" office:value-type="float" office:value="13.2">
            <text:p>13,2</text:p>
          </table:table-cell>
          <table:table-cell table:style-name="ce6" table:formula="of:=[.D85]/4" office:value-type="float" office:value="3.3">
            <text:p>3,3</text:p>
          </table:table-cell>
          <table:table-cell table:style-name="ce6" table:formula="of:=[.B85]-[.C85]" office:value-type="float" office:value="70.1">
            <text:p>70,1</text:p>
          </table:table-cell>
          <table:table-cell table:style-name="ce15" table:formula="of:=([.F85])/(1-(-[.E85]))" office:value-type="float" office:value="16.3023255813953">
            <text:p>16,30</text:p>
          </table:table-cell>
          <table:table-cell table:style-name="ce3"/>
          <table:table-cell table:style-name="ce14"/>
          <table:table-cell table:style-name="Default"/>
          <table:table-cell table:style-name="ce14" table:formula="of:=ABS([.C$3]-[.C85])+ABS([.C85]-[.C85])" office:value-type="float" office:value="20.9">
            <text:p>20,90</text:p>
          </table:table-cell>
          <table:table-cell table:style-name="ce14" table:formula="of:=ABS([.C85]-[.C85])-ABS([.C85]-[.E85])" office:value-type="float" office:value="-21.6">
            <text:p>-21,60</text:p>
          </table:table-cell>
          <table:table-cell table:style-name="ce14" table:formula="of:=([.K85]^2-[.L85]^2)/(4*[.K85])" office:value-type="float" office:value="-0.355861244019138">
            <text:p>-0,36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4" table:formula="of:=AVERAGE([.G76:.G85])" office:value-type="float" office:value="16.7154039810895">
            <text:p>16,72</text:p>
          </table:table-cell>
          <table:table-cell table:style-name="ce14" table:number-columns-repeated="5"/>
          <table:table-cell table:style-name="ce14" table:formula="of:=AVERAGE([.M76:.M85])" office:value-type="float" office:value="-0.829248707545276">
            <text:p>-0,83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4" table:formula="of:=STDEV([.G76:.G85])" office:value-type="float" office:value="0.158571878797289">
            <text:p>0,16</text:p>
          </table:table-cell>
          <table:table-cell table:number-columns-repeated="5"/>
          <table:table-cell table:style-name="ce14" table:formula="of:=STDEV([.M76:.M85])" office:value-type="float" office:value="0.308223741223543">
            <text:p>0,31</text:p>
          </table:table-cell>
          <table:table-cell table:number-columns-repeated="1011"/>
        </table:table-row>
        <table:table-row table:style-name="ro1" table:number-rows-repeated="65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5">25.11.2009</text:date>, <text:time>23:08:4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aulie</meta:initial-creator>
    <meta:creation-date>2009-10-22T11:40:21</meta:creation-date>
    <dc:date>2009-11-25T23:08:45</dc:date>
    <meta:editing-cycles>28</meta:editing-cycles>
    <meta:editing-duration>PT23H21M07S</meta:editing-duration>
    <meta:document-statistic meta:table-count="3" meta:cell-count="723" meta:object-count="0"/>
    <meta:user-defined meta:name="Informace 1"/>
    <meta:user-defined meta:name="Informace 2"/>
    <meta:user-defined meta:name="Informace 3"/>
    <meta:user-defined meta:name="Informace 4"/>
  </office:meta>
</office:document-meta>
</file>